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paragraph-properties fo:text-align="center" style:justify-single-word="false"/>
      <style:text-properties style:font-name="arial" fo:font-size="26pt" officeooo:paragraph-rsid="006851c6" style:font-size-asian="26pt" style:font-size-complex="26pt"/>
    </style:style>
    <style:style style:name="P3" style:family="paragraph" style:parent-style-name="Standard">
      <style:paragraph-properties fo:text-align="center" style:justify-single-word="false" fo:break-before="page"/>
      <style:text-properties style:font-name="arial" fo:font-size="26pt" style:font-size-asian="26pt" style:font-size-complex="26pt"/>
    </style:style>
    <style:style style:name="P4" style:family="paragraph" style:parent-style-name="Standard">
      <style:paragraph-properties fo:text-align="start" style:justify-single-word="false"/>
      <style:text-properties style:font-name="arial" fo:font-size="12pt" fo:font-weight="bold" officeooo:rsid="000b17f7" officeooo:paragraph-rsid="000b17f7"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fo:font-weight="bold" officeooo:rsid="000e269d" officeooo:paragraph-rsid="000e269d"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e269d" officeooo:paragraph-rsid="000e269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f5d89" officeooo:paragraph-rsid="000f5d8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00488" officeooo:paragraph-rsid="0010048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20a4a" officeooo:paragraph-rsid="00120a4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b40d" officeooo:paragraph-rsid="0016b40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79098" officeooo:paragraph-rsid="0017909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291a" officeooo:paragraph-rsid="0016291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9781f" officeooo:paragraph-rsid="0019781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dd0fe" officeooo:paragraph-rsid="001dd0f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normal" officeooo:rsid="000e269d" officeooo:paragraph-rsid="000e269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rsid="00154a3c" officeooo:paragraph-rsid="0016b40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rsid="00154a3c" officeooo:paragraph-rsid="00154a3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16291a" officeooo:paragraph-rsid="00154a3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bold" officeooo:rsid="00100488" officeooo:paragraph-rsid="00100488" style:font-size-asian="10.5pt" style:font-weight-asian="bold" style:font-size-complex="12pt" style:font-weight-complex="bold"/>
    </style:style>
    <style:style style:name="P29" style:family="paragraph" style:parent-style-name="Standard">
      <style:paragraph-properties fo:text-align="start" style:justify-single-word="false" fo:break-before="pag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style:text-underline-style="none" fo:font-weight="bold" officeooo:rsid="001ca76c" officeooo:paragraph-rsid="001ca76c"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arial" fo:font-size="12pt" fo:font-style="normal" style:text-underline-style="none" fo:font-weight="normal" officeooo:rsid="0035efc5" officeooo:paragraph-rsid="00363b19"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arial" fo:font-size="12pt" fo:font-style="normal" style:text-underline-style="none" fo:font-weight="normal" officeooo:rsid="0036e2aa" officeooo:paragraph-rsid="0037dd4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rial" fo:font-size="12pt" fo:font-style="normal" style:text-underline-style="none" fo:font-weight="normal" officeooo:rsid="00447017" officeooo:paragraph-rsid="00447017"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rial" fo:font-size="12pt" fo:font-style="normal" style:text-underline-style="none" fo:font-weight="normal" officeooo:rsid="004adea9" officeooo:paragraph-rsid="004adea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rial" fo:font-size="12pt" fo:font-style="normal" style:text-underline-style="none" fo:font-weight="normal" officeooo:rsid="004b1a85" officeooo:paragraph-rsid="004b1a8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rial" fo:font-size="12pt" fo:font-style="normal" style:text-underline-style="none" fo:font-weight="normal" officeooo:rsid="0047d719" officeooo:paragraph-rsid="0047d719"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4eb66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rial" fo:font-size="12pt" fo:font-style="normal" style:text-underline-style="none" fo:font-weight="normal" officeooo:rsid="005bfac6" officeooo:paragraph-rsid="005bfac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rial" fo:font-size="12pt" fo:font-style="normal" style:text-underline-style="none" fo:font-weight="normal" officeooo:rsid="005d09ef" officeooo:paragraph-rsid="005d09ef"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arial" fo:font-size="12pt" fo:font-style="normal" style:text-underline-style="none" fo:font-weight="normal" officeooo:rsid="00600c50" officeooo:paragraph-rsid="00600c50"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rial" fo:font-size="12pt" fo:font-style="normal" style:text-underline-style="none" fo:font-weight="normal" officeooo:rsid="0069fb6c" officeooo:paragraph-rsid="0069fb6c"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arial" fo:font-size="12pt" fo:font-style="normal" style:text-underline-style="none" fo:font-weight="normal" officeooo:rsid="006d3d3b" officeooo:paragraph-rsid="006d3d3b"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arial" fo:font-size="12pt" fo:font-style="normal" style:text-underline-style="none" fo:font-weight="normal" officeooo:rsid="006ef6ed" officeooo:paragraph-rsid="006d3d3b"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arial" fo:font-size="12pt" fo:font-style="normal" style:text-underline-style="none" fo:font-weight="normal" officeooo:rsid="0071a413" officeooo:paragraph-rsid="0071a41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arial" fo:font-size="12pt" fo:font-style="normal" style:text-underline-style="none" fo:font-weight="normal" officeooo:rsid="007406a9" officeooo:paragraph-rsid="007406a9"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arial" fo:font-size="12pt" fo:font-style="normal" style:text-underline-style="none" fo:font-weight="normal" officeooo:rsid="00744806" officeooo:paragraph-rsid="00744806"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arial" fo:font-size="12pt" fo:font-style="normal" style:text-underline-style="none" fo:font-weight="normal" officeooo:rsid="0075e8d4" officeooo:paragraph-rsid="0075e8d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arial" fo:font-size="12pt" fo:font-style="normal" style:text-underline-style="none" fo:font-weight="normal" officeooo:rsid="0076f9f1" officeooo:paragraph-rsid="0076f9f1"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arial" fo:font-size="12pt" fo:font-style="normal" style:text-underline-style="none" fo:font-weight="normal" officeooo:rsid="00788aac" officeooo:paragraph-rsid="00788aa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arial" fo:font-size="12pt" fo:font-style="normal" style:text-underline-style="none" fo:font-weight="normal" officeooo:rsid="0079e96c" officeooo:paragraph-rsid="0079e96c"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arial" fo:font-size="12pt" fo:font-style="normal" style:text-underline-style="none" fo:font-weight="normal" officeooo:rsid="007a67a8" officeooo:paragraph-rsid="007a67a8"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arial" fo:font-size="12pt" fo:font-style="normal" style:text-underline-style="none" fo:font-weight="normal" officeooo:rsid="007e6554" officeooo:paragraph-rsid="007e6579"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arial" fo:font-size="12pt" fo:font-style="normal" style:text-underline-style="none" fo:font-weight="normal" officeooo:rsid="007e6579" officeooo:paragraph-rsid="007e657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arial" fo:font-size="12pt" fo:font-style="normal" style:text-underline-style="none" fo:font-weight="normal" officeooo:rsid="007fdee1" officeooo:paragraph-rsid="007fdee1"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arial" fo:font-size="12pt" fo:font-style="normal" style:text-underline-style="none" fo:font-weight="normal" officeooo:rsid="00815284" officeooo:paragraph-rsid="0081528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arial" fo:font-size="12pt" fo:font-style="normal" style:text-underline-style="none" fo:font-weight="normal" officeooo:rsid="008165be" officeooo:paragraph-rsid="008165b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arial" fo:font-size="12pt" fo:font-style="normal" style:text-underline-style="none" fo:font-weight="normal" officeooo:rsid="0084a4e4" officeooo:paragraph-rsid="0084a4e4"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arial" fo:font-size="12pt" fo:font-style="normal" style:text-underline-style="none" fo:font-weight="normal" officeooo:rsid="00858bea" officeooo:paragraph-rsid="00858be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arial" fo:font-size="12pt" fo:font-style="normal" style:text-underline-style="none" fo:font-weight="normal" officeooo:rsid="00869662" officeooo:paragraph-rsid="00869662"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fo:break-before="pag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style:font-name="arial" fo:font-size="12pt" fo:font-style="normal" style:text-underline-style="none" fo:font-weight="bold" officeooo:rsid="00330080" officeooo:paragraph-rsid="00330080"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style:font-name="arial" fo:font-size="12pt" fo:font-style="normal" style:text-underline-style="none" fo:font-weight="bold" officeooo:rsid="0035efc5" officeooo:paragraph-rsid="0035efc5"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style:font-name="arial" fo:font-size="12pt" fo:font-style="normal" style:text-underline-style="none" fo:font-weight="bold" officeooo:rsid="003e5a97" officeooo:paragraph-rsid="003e5a97"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style:font-name="arial" fo:font-size="12pt" fo:font-style="normal" style:text-underline-style="none" fo:font-weight="bold" officeooo:rsid="003fc0e2" officeooo:paragraph-rsid="003fc0e2"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fo:break-before="page"/>
      <style:text-properties style:font-name="arial" fo:font-size="12pt" fo:font-style="normal" style:text-underline-style="none" fo:font-weight="bold" officeooo:rsid="003c381b" officeooo:paragraph-rsid="003c381b"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arial" fo:font-size="12pt" fo:font-style="normal" style:text-underline-style="none" fo:font-weight="bold" officeooo:rsid="00447017" officeooo:paragraph-rsid="00447017"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arial" fo:font-size="12pt" fo:font-style="normal" style:text-underline-style="none" fo:font-weight="bold" officeooo:rsid="0071a413" officeooo:paragraph-rsid="0071a413"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arial" fo:font-size="12pt" fo:font-style="normal" style:text-underline-style="none" fo:font-weight="bold" officeooo:rsid="007237dc" officeooo:paragraph-rsid="007237dc"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241fc0" officeooo:paragraph-rsid="00241fc0"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23634" officeooo:paragraph-rsid="00323634"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30080" officeooo:paragraph-rsid="00330080"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3b19" officeooo:paragraph-rsid="00363b1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e2aa" officeooo:paragraph-rsid="0036e2aa"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7dd4a" officeooo:paragraph-rsid="0037dd4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96b8e" officeooo:paragraph-rsid="00396b8e"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adb78" officeooo:paragraph-rsid="003adb78"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fc0e2" officeooo:paragraph-rsid="003fc0e2"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be85b" officeooo:paragraph-rsid="003be85b"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396a8" officeooo:paragraph-rsid="004396a8"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646f8" officeooo:paragraph-rsid="004646f8"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47d719" officeooo:paragraph-rsid="0047d719"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adea9" officeooo:paragraph-rsid="004adea9"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1a85" officeooo:paragraph-rsid="004b1a85"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d461" officeooo:paragraph-rsid="004bd461"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5cd7" officeooo:paragraph-rsid="004d5cd7"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d94d" officeooo:paragraph-rsid="004dd94d"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eb66e" officeooo:paragraph-rsid="004eb66e"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5f2f" officeooo:paragraph-rsid="00525f2f"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7b2a" officeooo:paragraph-rsid="00527b2a"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31de6" officeooo:paragraph-rsid="00531de6"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7dd5e" officeooo:paragraph-rsid="0057dd5e"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a9b02" officeooo:paragraph-rsid="005a9b02"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6f15" officeooo:paragraph-rsid="005b6f15"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fac6" officeooo:paragraph-rsid="005bfac6"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e7ded" officeooo:paragraph-rsid="005e7ded"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00c50" officeooo:paragraph-rsid="00600c50"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17499" officeooo:paragraph-rsid="00617499"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9fb6c" officeooo:paragraph-rsid="0069fb6c"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b92b1" officeooo:paragraph-rsid="006b92b1"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1a413" officeooo:paragraph-rsid="0071a413"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237dc" officeooo:paragraph-rsid="007237dc"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5e8d4" officeooo:paragraph-rsid="0075e8d4"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88aac" officeooo:paragraph-rsid="00788aac"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79e96c" officeooo:paragraph-rsid="0079e96c"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a67a8" officeooo:paragraph-rsid="007a67a8"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e6579" officeooo:paragraph-rsid="007e6579"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fdee1" officeooo:paragraph-rsid="007fdee1"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82c42c" officeooo:paragraph-rsid="0082c42c"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858bea" officeooo:paragraph-rsid="00858bea"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arial" fo:font-size="12pt" fo:font-style="italic" style:text-underline-style="none" fo:font-weight="normal" officeooo:rsid="0075e8d4" officeooo:paragraph-rsid="0075e8d4" style:font-size-asian="10.5pt" style:font-style-asian="italic" style:font-weight-asian="normal" style:font-size-complex="12pt" style:font-style-complex="italic" style:font-weight-complex="normal"/>
    </style:style>
    <style:style style:name="P147" style:family="paragraph" style:parent-style-name="Standard">
      <style:paragraph-properties fo:text-align="center" style:justify-single-word="false" fo:break-before="pag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48" style:family="paragraph" style:parent-style-name="Standard">
      <style:paragraph-properties fo:text-align="center" style:justify-single-word="fals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49" style:family="paragraph" style:parent-style-name="Standard">
      <style:paragraph-properties fo:text-align="center" style:justify-single-word="false"/>
      <style:text-properties style:font-name="arial" fo:font-size="24pt" fo:font-style="normal" style:text-underline-style="none" fo:font-weight="normal" officeooo:rsid="0047d719" officeooo:paragraph-rsid="0047d719" style:font-size-asian="24pt" style:font-style-asian="normal" style:font-weight-asian="normal" style:font-size-complex="24pt" style:font-style-complex="normal" style:font-weight-complex="normal"/>
    </style:style>
    <style:style style:name="P150" style:family="paragraph" style:parent-style-name="Standard">
      <style:paragraph-properties fo:text-align="center" style:justify-single-word="false" fo:break-before="pag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51" style:family="paragraph" style:parent-style-name="Standard">
      <style:paragraph-properties fo:text-align="center" style:justify-single-word="fals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52" style:family="paragraph" style:parent-style-name="Standard">
      <style:paragraph-properties fo:text-align="center" style:justify-single-word="false" fo:break-before="page"/>
      <style:text-properties style:font-name="arial" fo:font-size="24pt" fo:font-style="normal" style:text-underline-style="none" fo:font-weight="normal" officeooo:rsid="006ef6ed" officeooo:paragraph-rsid="006d3d3b" style:font-size-asian="24pt" style:font-style-asian="normal" style:font-weight-asian="normal" style:font-size-complex="24pt" style:font-style-complex="normal" style:font-weight-complex="normal"/>
    </style:style>
    <style:style style:name="P153" style:family="paragraph" style:parent-style-name="Standard">
      <style:paragraph-properties fo:text-align="center" style:justify-single-word="false"/>
      <style:text-properties style:font-name="arial" fo:font-size="24pt" fo:font-style="normal" style:text-underline-style="none" fo:font-weight="normal" officeooo:rsid="006ef6ed" officeooo:paragraph-rsid="006d3d3b" style:font-size-asian="24pt" style:font-style-asian="normal" style:font-weight-asian="normal" style:font-size-complex="24pt" style:font-style-complex="normal" style:font-weight-complex="normal"/>
    </style:style>
    <style:style style:name="P154" style:family="paragraph" style:parent-style-name="Standard">
      <style:paragraph-properties fo:text-align="center" style:justify-single-word="false"/>
      <style:text-properties style:font-name="arial" fo:font-size="24pt" fo:font-style="normal" style:text-underline-style="none" fo:font-weight="normal" officeooo:rsid="0071a413" officeooo:paragraph-rsid="0071a413" style:font-size-asian="24pt" style:font-style-asian="normal" style:font-weight-asian="normal" style:font-size-complex="24pt" style:font-style-complex="normal" style:font-weight-complex="normal"/>
    </style:style>
    <style:style style:name="P155" style:family="paragraph" style:parent-style-name="Standard">
      <style:paragraph-properties fo:text-align="center" style:justify-single-word="false" fo:break-before="page"/>
      <style:text-properties style:font-name="arial" fo:font-size="24pt" fo:font-style="normal" style:text-underline-style="none" fo:font-weight="normal" officeooo:rsid="0071a413" officeooo:paragraph-rsid="0071a413" style:font-size-asian="24pt" style:font-style-asian="normal" style:font-weight-asian="normal" style:font-size-complex="24pt" style:font-style-complex="normal" style:font-weight-complex="normal"/>
    </style:style>
    <style:style style:name="P156" style:family="paragraph" style:parent-style-name="Standard">
      <style:paragraph-properties fo:text-align="center" style:justify-single-word="false"/>
      <style:text-properties style:font-name="arial" fo:font-size="24pt" fo:font-style="normal" style:text-underline-style="none" fo:font-weight="normal" officeooo:rsid="0075e8d4" officeooo:paragraph-rsid="0076b29b" style:font-size-asian="24pt" style:font-style-asian="normal" style:font-weight-asian="normal" style:font-size-complex="24pt" style:font-style-complex="normal" style:font-weight-complex="normal"/>
    </style:style>
    <style:style style:name="P157" style:family="paragraph" style:parent-style-name="Standard">
      <style:paragraph-properties fo:text-align="center" style:justify-single-word="false"/>
      <style:text-properties style:font-name="arial" fo:font-size="24pt" fo:font-style="normal" style:text-underline-style="none" fo:font-weight="normal" officeooo:rsid="0075e8d4" officeooo:paragraph-rsid="0075e8d4" style:font-size-asian="24pt" style:font-style-asian="normal" style:font-weight-asian="normal" style:font-size-complex="24pt" style:font-style-complex="normal" style:font-weight-complex="normal"/>
    </style:style>
    <style:style style:name="P158" style:family="paragraph" style:parent-style-name="Standard">
      <style:paragraph-properties fo:text-align="center" style:justify-single-word="false"/>
      <style:text-properties style:font-name="arial" fo:font-size="24pt" fo:font-style="italic" style:text-underline-style="none" fo:font-weight="normal" officeooo:rsid="0075e8d4" officeooo:paragraph-rsid="0075e8d4" style:font-size-asian="21pt" style:font-style-asian="italic" style:font-weight-asian="normal" style:font-size-complex="24pt" style:font-style-complex="italic" style:font-weight-complex="normal"/>
    </style:style>
    <style:style style:name="P159" style:family="paragraph" style:parent-style-name="Standard">
      <style:paragraph-properties fo:text-align="start" style:justify-single-word="false"/>
      <style:text-properties style:font-name="arial" fo:font-size="11pt" style:text-underline-style="none" fo:font-weight="normal" officeooo:rsid="0028761f" officeooo:paragraph-rsid="006851c6" style:font-size-asian="9.60000038146973pt" style:font-weight-asian="normal" style:font-size-complex="11pt" style:font-weight-complex="normal"/>
    </style:style>
    <style:style style:name="P160" style:family="paragraph" style:parent-style-name="Standard">
      <style:paragraph-properties fo:text-align="start" style:justify-single-word="false"/>
      <style:text-properties style:font-name="arial" fo:font-size="11pt" style:text-underline-style="none" fo:font-weight="normal" officeooo:rsid="000f2f9d" officeooo:paragraph-rsid="006851c6" style:font-size-asian="9.60000038146973pt" style:font-weight-asian="normal" style:font-size-complex="11pt" style:font-weight-complex="normal"/>
    </style:style>
    <style:style style:name="P161" style:family="paragraph" style:parent-style-name="Standard">
      <style:paragraph-properties fo:text-align="start" style:justify-single-word="false"/>
      <style:text-properties style:font-name="arial" fo:font-size="11pt" style:text-underline-style="none" fo:font-weight="normal" officeooo:rsid="000fa2d0" officeooo:paragraph-rsid="006851c6" style:font-size-asian="9.60000038146973pt" style:font-weight-asian="normal" style:font-size-complex="11pt" style:font-weight-complex="normal"/>
    </style:style>
    <style:style style:name="P162" style:family="paragraph" style:parent-style-name="Standard">
      <style:paragraph-properties fo:text-align="start" style:justify-single-word="false"/>
      <style:text-properties style:font-name="arial" fo:font-size="11pt" style:text-underline-style="none" fo:font-weight="normal" officeooo:rsid="00119d92" officeooo:paragraph-rsid="006851c6" style:font-size-asian="9.60000038146973pt" style:font-weight-asian="normal" style:font-size-complex="11pt" style:font-weight-complex="normal"/>
    </style:style>
    <style:style style:name="P163" style:family="paragraph" style:parent-style-name="Standard">
      <style:paragraph-properties fo:text-align="start" style:justify-single-word="false"/>
      <style:text-properties style:font-name="arial" fo:font-size="11pt" style:text-underline-style="none" fo:font-weight="normal" officeooo:rsid="00173e80" officeooo:paragraph-rsid="006851c6" style:font-size-asian="9.60000038146973pt" style:font-weight-asian="normal" style:font-size-complex="11pt" style:font-weight-complex="normal"/>
    </style:style>
    <style:style style:name="P164" style:family="paragraph" style:parent-style-name="Standard">
      <style:paragraph-properties fo:text-align="start" style:justify-single-word="false"/>
      <style:text-properties style:font-name="arial" fo:font-size="11pt" style:text-underline-style="none" fo:font-weight="normal" officeooo:rsid="0018deb0" officeooo:paragraph-rsid="006851c6" style:font-size-asian="9.60000038146973pt" style:font-weight-asian="normal" style:font-size-complex="11pt" style:font-weight-complex="normal"/>
    </style:style>
    <style:style style:name="P165" style:family="paragraph" style:parent-style-name="Standard">
      <style:paragraph-properties fo:text-align="start" style:justify-single-word="fals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166" style:family="paragraph" style:parent-style-name="Standard">
      <style:paragraph-properties fo:text-align="start" style:justify-single-word="false"/>
      <style:text-properties style:font-name="arial" fo:font-size="11pt" style:text-underline-style="none" fo:font-weight="normal" officeooo:rsid="001c9a26" officeooo:paragraph-rsid="006851c6" style:font-size-asian="9.60000038146973pt" style:font-weight-asian="normal" style:font-size-complex="11pt" style:font-weight-complex="normal"/>
    </style:style>
    <style:style style:name="P167" style:family="paragraph" style:parent-style-name="Standard">
      <style:paragraph-properties fo:text-align="start" style:justify-single-word="false"/>
      <style:text-properties style:font-name="arial" fo:font-size="11pt" style:text-underline-style="none" fo:font-weight="normal" officeooo:rsid="001c9d0e" officeooo:paragraph-rsid="006851c6" style:font-size-asian="9.60000038146973pt" style:font-weight-asian="normal" style:font-size-complex="11pt" style:font-weight-complex="normal"/>
    </style:style>
    <style:style style:name="P168" style:family="paragraph" style:parent-style-name="Standard">
      <style:paragraph-properties fo:text-align="start" style:justify-single-word="false"/>
      <style:text-properties style:font-name="arial" fo:font-size="11pt" style:text-underline-style="none" fo:font-weight="normal" officeooo:rsid="001e2bef" officeooo:paragraph-rsid="006851c6" style:font-size-asian="9.60000038146973pt" style:font-weight-asian="normal" style:font-size-complex="11pt" style:font-weight-complex="normal"/>
    </style:style>
    <style:style style:name="P169" style:family="paragraph" style:parent-style-name="Standard">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170" style:family="paragraph" style:parent-style-name="Standard">
      <style:paragraph-properties fo:text-align="start" style:justify-single-word="false"/>
      <style:text-properties style:font-name="arial" fo:font-size="11pt" style:text-underline-style="none" fo:font-weight="normal" officeooo:rsid="00222a39" officeooo:paragraph-rsid="006851c6" style:font-size-asian="9.60000038146973pt" style:font-weight-asian="normal" style:font-size-complex="11pt" style:font-weight-complex="normal"/>
    </style:style>
    <style:style style:name="P171" style:family="paragraph" style:parent-style-name="Standard">
      <style:paragraph-properties fo:text-align="start" style:justify-single-word="false"/>
      <style:text-properties style:font-name="arial" fo:font-size="11pt" style:text-underline-style="none" fo:font-weight="normal" officeooo:rsid="00234d6f" officeooo:paragraph-rsid="006851c6" style:font-size-asian="9.60000038146973pt" style:font-weight-asian="normal" style:font-size-complex="11pt" style:font-weight-complex="normal"/>
    </style:style>
    <style:style style:name="P172" style:family="paragraph" style:parent-style-name="Standard">
      <style:paragraph-properties fo:text-align="start" style:justify-single-word="false"/>
      <style:text-properties style:font-name="arial" fo:font-size="11pt" style:text-underline-style="none" fo:font-weight="normal" officeooo:rsid="0023a709" officeooo:paragraph-rsid="006851c6" style:font-size-asian="9.60000038146973pt" style:font-weight-asian="normal" style:font-size-complex="11pt" style:font-weight-complex="normal"/>
    </style:style>
    <style:style style:name="P173" style:family="paragraph" style:parent-style-name="Standard">
      <style:paragraph-properties fo:text-align="start" style:justify-single-word="false"/>
      <style:text-properties style:font-name="arial" fo:font-size="11pt" style:text-underline-style="none" fo:font-weight="normal" officeooo:rsid="002470ae" officeooo:paragraph-rsid="006851c6" style:font-size-asian="9.60000038146973pt" style:font-weight-asian="normal" style:font-size-complex="11pt" style:font-weight-complex="normal"/>
    </style:style>
    <style:style style:name="P174" style:family="paragraph" style:parent-style-name="Standard">
      <style:paragraph-properties fo:text-align="start" style:justify-single-word="false"/>
      <style:text-properties style:font-name="arial" fo:font-size="11pt" style:text-underline-style="none" fo:font-weight="normal" officeooo:rsid="002663a0" officeooo:paragraph-rsid="006851c6" style:font-size-asian="9.60000038146973pt" style:font-weight-asian="normal" style:font-size-complex="11pt" style:font-weight-complex="normal"/>
    </style:style>
    <style:style style:name="P175" style:family="paragraph" style:parent-style-name="Standard">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176" style:family="paragraph" style:parent-style-name="Standard">
      <style:paragraph-properties fo:text-align="start" style:justify-single-word="false"/>
      <style:text-properties style:font-name="arial" fo:font-size="11pt" style:text-underline-style="none" fo:font-weight="bold" officeooo:rsid="001abee9" officeooo:paragraph-rsid="006851c6" style:font-size-asian="9.60000038146973pt" style:font-weight-asian="bold" style:font-size-complex="11pt" style:font-weight-complex="bold"/>
    </style:style>
    <style:style style:name="P177" style:family="paragraph" style:parent-style-name="Standard">
      <style:paragraph-properties fo:text-align="start" style:justify-single-word="false"/>
      <style:text-properties style:font-name="arial" fo:font-size="11pt" style:text-underline-style="none" fo:font-weight="bold" officeooo:rsid="00222a39" officeooo:paragraph-rsid="006851c6" style:font-size-asian="9.60000038146973pt" style:font-weight-asian="bold" style:font-size-complex="11pt" style:font-weight-complex="bold"/>
    </style:style>
    <style:style style:name="P178" style:family="paragraph" style:parent-style-name="Standard">
      <style:paragraph-properties fo:text-align="start" style:justify-single-word="false"/>
      <style:text-properties style:font-name="arial" fo:font-size="11pt" fo:font-weight="bold" officeooo:rsid="000f2f9d" officeooo:paragraph-rsid="006851c6" style:font-size-asian="9.60000038146973pt" style:font-weight-asian="bold" style:font-size-complex="11pt" style:font-weight-complex="bold"/>
    </style:style>
    <style:style style:name="P179" style:family="paragraph" style:parent-style-name="Standard">
      <style:paragraph-properties fo:text-align="start" style:justify-single-word="false"/>
      <style:text-properties style:font-name="arial" fo:font-size="11pt" fo:font-weight="bold" officeooo:rsid="00119d92" officeooo:paragraph-rsid="006851c6" style:font-size-asian="9.60000038146973pt" style:font-weight-asian="bold" style:font-size-complex="11pt" style:font-weight-complex="bold"/>
    </style:style>
    <style:style style:name="P180" style:family="paragraph" style:parent-style-name="Standard">
      <style:paragraph-properties fo:text-align="start" style:justify-single-word="false"/>
      <style:text-properties style:font-name="arial" fo:font-size="11pt" fo:font-weight="normal" officeooo:rsid="000f2f9d" officeooo:paragraph-rsid="006851c6" style:font-size-asian="9.60000038146973pt" style:font-weight-asian="normal" style:font-size-complex="11pt" style:font-weight-complex="normal"/>
    </style:style>
    <style:style style:name="P181" style:family="paragraph" style:parent-style-name="Standard">
      <style:paragraph-properties fo:text-align="start" style:justify-single-word="false"/>
      <style:text-properties style:font-name="arial" fo:font-size="11pt" fo:font-weight="normal" officeooo:rsid="00119d92" officeooo:paragraph-rsid="006851c6" style:font-size-asian="9.60000038146973pt" style:font-weight-asian="normal" style:font-size-complex="11pt" style:font-weight-complex="normal"/>
    </style:style>
    <style:style style:name="P182" style:family="paragraph" style:parent-style-name="Standard">
      <style:paragraph-properties fo:text-align="start" style:justify-single-word="false"/>
      <style:text-properties style:font-name="arial" fo:font-size="11pt" fo:font-weight="normal" officeooo:rsid="0012d317" officeooo:paragraph-rsid="006851c6" style:font-size-asian="9.60000038146973pt" style:font-weight-asian="normal" style:font-size-complex="11pt" style:font-weight-complex="normal"/>
    </style:style>
    <style:style style:name="P183" style:family="paragraph" style:parent-style-name="Standard">
      <style:paragraph-properties fo:text-align="start" style:justify-single-word="false"/>
      <style:text-properties style:font-name="arial" fo:font-size="11pt" fo:font-weight="normal" officeooo:rsid="00151cac" officeooo:paragraph-rsid="006851c6" style:font-size-asian="9.60000038146973pt" style:font-weight-asian="normal" style:font-size-complex="11pt" style:font-weight-complex="normal"/>
    </style:style>
    <style:style style:name="P184" style:family="paragraph" style:parent-style-name="Standard">
      <style:paragraph-properties fo:text-align="start" style:justify-single-word="false"/>
      <style:text-properties style:font-name="arial" fo:font-size="11pt" fo:font-weight="normal" officeooo:rsid="00173e80" officeooo:paragraph-rsid="006851c6" style:font-size-asian="9.60000038146973pt" style:font-weight-asian="normal" style:font-size-complex="11pt" style:font-weight-complex="normal"/>
    </style:style>
    <style:style style:name="P185"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0f2f9d" officeooo:paragraph-rsid="006851c6" style:font-size-asian="9.60000038146973pt" style:font-weight-asian="normal" style:font-size-complex="11pt" style:font-weight-complex="normal"/>
    </style:style>
    <style:style style:name="P186"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73e80" officeooo:paragraph-rsid="006851c6" style:font-size-asian="9.60000038146973pt" style:font-weight-asian="normal" style:font-size-complex="11pt" style:font-weight-complex="normal"/>
    </style:style>
    <style:style style:name="P187"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abee9" officeooo:paragraph-rsid="006851c6" style:font-size-asian="9.60000038146973pt" style:font-weight-asian="normal" style:font-size-complex="11pt" style:font-weight-complex="normal"/>
    </style:style>
    <style:style style:name="P188"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c9a26" officeooo:paragraph-rsid="006851c6" style:font-size-asian="9.60000038146973pt" style:font-weight-asian="normal" style:font-size-complex="11pt" style:font-weight-complex="normal"/>
    </style:style>
    <style:style style:name="P18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c9d0e" officeooo:paragraph-rsid="006851c6" style:font-size-asian="9.60000038146973pt" style:font-weight-asian="normal" style:font-size-complex="11pt" style:font-weight-complex="normal"/>
    </style:style>
    <style:style style:name="P19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e2bef" officeooo:paragraph-rsid="006851c6" style:font-size-asian="9.60000038146973pt" style:font-weight-asian="normal" style:font-size-complex="11pt" style:font-weight-complex="normal"/>
    </style:style>
    <style:style style:name="P191"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06eb8" officeooo:paragraph-rsid="006851c6" style:font-size-asian="9.60000038146973pt" style:font-weight-asian="normal" style:font-size-complex="11pt" style:font-weight-complex="normal"/>
    </style:style>
    <style:style style:name="P192"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34d6f" officeooo:paragraph-rsid="006851c6" style:font-size-asian="9.60000038146973pt" style:font-weight-asian="normal" style:font-size-complex="11pt" style:font-weight-complex="normal"/>
    </style:style>
    <style:style style:name="P193"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663a0" officeooo:paragraph-rsid="006851c6" style:font-size-asian="9.60000038146973pt" style:font-weight-asian="normal" style:font-size-complex="11pt" style:font-weight-complex="normal"/>
    </style:style>
    <style:style style:name="P194"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8761f" officeooo:paragraph-rsid="006851c6" style:font-size-asian="9.60000038146973pt" style:font-weight-asian="normal" style:font-size-complex="11pt" style:font-weight-complex="normal"/>
    </style:style>
    <style:style style:name="P195"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966d3" officeooo:paragraph-rsid="006851c6" style:font-size-asian="9.60000038146973pt" style:font-weight-asian="normal" style:font-size-complex="11pt" style:font-weight-complex="normal"/>
    </style:style>
    <style:style style:name="P196" style:family="paragraph" style:parent-style-name="Standard">
      <style:paragraph-properties fo:text-align="start" style:justify-single-word="false"/>
      <style:text-properties officeooo:rsid="001890c7" officeooo:paragraph-rsid="001890c7"/>
    </style:style>
    <style:style style:name="P197" style:family="paragraph" style:parent-style-name="Standard">
      <style:paragraph-properties fo:text-align="start" style:justify-single-word="false"/>
      <style:text-properties officeooo:paragraph-rsid="001890c7"/>
    </style:style>
    <style:style style:name="P198" style:family="paragraph" style:parent-style-name="Standard">
      <style:paragraph-properties fo:text-align="start" style:justify-single-word="false"/>
      <style:text-properties officeooo:paragraph-rsid="007e6579"/>
    </style:style>
    <style:style style:name="P199" style:family="paragraph" style:parent-style-name="Standard">
      <style:paragraph-properties fo:text-align="start" style:justify-single-word="false"/>
      <style:text-properties fo:font-weight="bold" officeooo:rsid="002eaee2" officeooo:paragraph-rsid="002eaee2" style:font-weight-asian="bold" style:font-weight-complex="bold"/>
    </style:style>
    <style:style style:name="P200" style:family="paragraph" style:parent-style-name="Standard">
      <style:paragraph-properties fo:text-align="start" style:justify-single-word="false"/>
      <style:text-properties style:text-underline-style="solid" style:text-underline-width="auto" style:text-underline-color="font-color" fo:font-weight="normal" officeooo:rsid="00348cb5" officeooo:paragraph-rsid="00348cb5" style:font-weight-asian="normal" style:font-weight-complex="normal"/>
    </style:style>
    <style:style style:name="P201" style:family="paragraph" style:parent-style-name="Standard" style:list-style-name="L1">
      <style:paragraph-properties fo:text-align="start" style:justify-single-word="false"/>
      <style:text-properties style:font-name="arial" fo:font-size="11pt" style:text-underline-style="none" fo:font-weight="normal" officeooo:rsid="000f2f9d" officeooo:paragraph-rsid="006851c6" style:font-size-asian="9.60000038146973pt" style:font-weight-asian="normal" style:font-size-complex="11pt" style:font-weight-complex="normal"/>
    </style:style>
    <style:style style:name="P202" style:family="paragraph" style:parent-style-name="Standard" style:list-style-name="L2">
      <style:paragraph-properties fo:text-align="start" style:justify-single-word="false"/>
      <style:text-properties style:font-name="arial" fo:font-size="11pt" style:text-underline-style="none" fo:font-weight="normal" officeooo:rsid="000fa2d0" officeooo:paragraph-rsid="006851c6" style:font-size-asian="9.60000038146973pt" style:font-weight-asian="normal" style:font-size-complex="11pt" style:font-weight-complex="normal"/>
    </style:style>
    <style:style style:name="P203" style:family="paragraph" style:parent-style-name="Standard" style:list-style-name="L2">
      <style:paragraph-properties fo:text-align="start" style:justify-single-word="false"/>
      <style:text-properties style:font-name="arial" fo:font-size="11pt" style:text-underline-style="none" fo:font-weight="normal" officeooo:rsid="00119d92" officeooo:paragraph-rsid="006851c6" style:font-size-asian="9.60000038146973pt" style:font-weight-asian="normal" style:font-size-complex="11pt" style:font-weight-complex="normal"/>
    </style:style>
    <style:style style:name="P204" style:family="paragraph" style:parent-style-name="Standard" style:list-style-name="L4">
      <style:paragraph-properties fo:text-align="start" style:justify-single-word="false"/>
      <style:text-properties style:font-name="arial" fo:font-size="11pt" style:text-underline-style="none" fo:font-weight="normal" officeooo:rsid="00173e80" officeooo:paragraph-rsid="006851c6" style:font-size-asian="9.60000038146973pt" style:font-weight-asian="normal" style:font-size-complex="11pt" style:font-weight-complex="normal"/>
    </style:style>
    <style:style style:name="P205" style:family="paragraph" style:parent-style-name="Standard" style:list-style-name="L5">
      <style:paragraph-properties fo:text-align="start" style:justify-single-word="false"/>
      <style:text-properties style:font-name="arial" fo:font-size="11pt" style:text-underline-style="none" fo:font-weight="normal" officeooo:rsid="0018deb0" officeooo:paragraph-rsid="006851c6" style:font-size-asian="9.60000038146973pt" style:font-weight-asian="normal" style:font-size-complex="11pt" style:font-weight-complex="normal"/>
    </style:style>
    <style:style style:name="P206" style:family="paragraph" style:parent-style-name="Standard" style:list-style-name="L5">
      <style:paragraph-properties fo:text-align="start" style:justify-single-word="false" fo:break-before="pag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207" style:family="paragraph" style:parent-style-name="Standard" style:list-style-name="L5">
      <style:paragraph-properties fo:text-align="start" style:justify-single-word="fals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208" style:family="paragraph" style:parent-style-name="Standard" style:list-style-name="L6">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209" style:family="paragraph" style:parent-style-name="Standard" style:list-style-name="L7">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210" style:family="paragraph" style:parent-style-name="Standard" style:list-style-name="L7">
      <style:paragraph-properties fo:text-align="start" style:justify-single-word="false"/>
      <style:text-properties style:font-name="arial" fo:font-size="11pt" style:text-underline-style="none" fo:font-weight="normal" officeooo:rsid="00222a39" officeooo:paragraph-rsid="006851c6" style:font-size-asian="9.60000038146973pt" style:font-weight-asian="normal" style:font-size-complex="11pt" style:font-weight-complex="normal"/>
    </style:style>
    <style:style style:name="P211" style:family="paragraph" style:parent-style-name="Standard" style:list-style-name="L8">
      <style:paragraph-properties fo:text-align="start" style:justify-single-word="false"/>
      <style:text-properties style:font-name="arial" fo:font-size="11pt" style:text-underline-style="none" fo:font-weight="normal" officeooo:rsid="00234d6f" officeooo:paragraph-rsid="006851c6" style:font-size-asian="9.60000038146973pt" style:font-weight-asian="normal" style:font-size-complex="11pt" style:font-weight-complex="normal"/>
    </style:style>
    <style:style style:name="P212" style:family="paragraph" style:parent-style-name="Standard" style:list-style-name="L8">
      <style:paragraph-properties fo:text-align="start" style:justify-single-word="false"/>
      <style:text-properties style:font-name="arial" fo:font-size="11pt" style:text-underline-style="none" fo:font-weight="normal" officeooo:rsid="0023a709" officeooo:paragraph-rsid="006851c6" style:font-size-asian="9.60000038146973pt" style:font-weight-asian="normal" style:font-size-complex="11pt" style:font-weight-complex="normal"/>
    </style:style>
    <style:style style:name="P213" style:family="paragraph" style:parent-style-name="Standard" style:list-style-name="L8">
      <style:paragraph-properties fo:text-align="start" style:justify-single-word="false"/>
      <style:text-properties style:font-name="arial" fo:font-size="11pt" style:text-underline-style="none" fo:font-weight="normal" officeooo:rsid="002470ae" officeooo:paragraph-rsid="006851c6" style:font-size-asian="9.60000038146973pt" style:font-weight-asian="normal" style:font-size-complex="11pt" style:font-weight-complex="normal"/>
    </style:style>
    <style:style style:name="P214" style:family="paragraph" style:parent-style-name="Standard" style:list-style-name="L8">
      <style:paragraph-properties fo:text-align="start" style:justify-single-word="false"/>
      <style:text-properties style:font-name="arial" fo:font-size="11pt" style:text-underline-style="none" fo:font-weight="normal" officeooo:rsid="002663a0" officeooo:paragraph-rsid="006851c6" style:font-size-asian="9.60000038146973pt" style:font-weight-asian="normal" style:font-size-complex="11pt" style:font-weight-complex="normal"/>
    </style:style>
    <style:style style:name="P215" style:family="paragraph" style:parent-style-name="Standard" style:list-style-name="L10">
      <style:paragraph-properties fo:text-align="start" style:justify-single-word="false"/>
      <style:text-properties style:font-name="arial" fo:font-size="11pt" style:text-underline-style="none" fo:font-weight="normal" officeooo:rsid="0028761f" officeooo:paragraph-rsid="006851c6" style:font-size-asian="9.60000038146973pt" style:font-weight-asian="normal" style:font-size-complex="11pt" style:font-weight-complex="normal"/>
    </style:style>
    <style:style style:name="P216" style:family="paragraph" style:parent-style-name="Standard" style:list-style-name="L11">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217" style:family="paragraph" style:parent-style-name="Standard" style:list-style-name="L12">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218" style:family="paragraph" style:parent-style-name="Standard" style:list-style-name="L3">
      <style:paragraph-properties fo:text-align="start" style:justify-single-word="false"/>
      <style:text-properties style:font-name="arial" fo:font-size="11pt" fo:font-weight="normal" officeooo:rsid="00151cac" officeooo:paragraph-rsid="006851c6" style:font-size-asian="9.60000038146973pt" style:font-weight-asian="normal" style:font-size-complex="11pt" style:font-weight-complex="normal"/>
    </style:style>
    <style:style style:name="P219" style:family="paragraph" style:parent-style-name="Standard" style:list-style-name="L3">
      <style:paragraph-properties fo:text-align="start" style:justify-single-word="false"/>
      <style:text-properties style:font-name="arial" fo:font-size="11pt" fo:font-weight="normal" officeooo:rsid="00173e80" officeooo:paragraph-rsid="006851c6" style:font-size-asian="9.60000038146973pt" style:font-weight-asian="normal" style:font-size-complex="11pt" style:font-weight-complex="normal"/>
    </style:style>
    <style:style style:name="P220" style:family="paragraph" style:parent-style-name="Standard" style:list-style-name="L9">
      <style:paragraph-properties fo:text-align="start" style:justify-single-word="false"/>
      <style:text-properties style:font-name="arial" fo:font-size="11pt" fo:font-weight="normal" officeooo:rsid="002663a0" officeooo:paragraph-rsid="006851c6" style:font-size-asian="9.60000038146973pt" style:font-weight-asian="normal" style:font-size-complex="11pt" style:font-weight-complex="normal"/>
    </style:style>
    <style:style style:name="P221" style:family="paragraph" style:parent-style-name="Standard" style:list-style-name="L9">
      <style:paragraph-properties fo:text-align="start" style:justify-single-word="false"/>
      <style:text-properties style:font-name="arial" fo:font-size="11pt" fo:font-weight="normal" officeooo:rsid="0026b367" officeooo:paragraph-rsid="006851c6" style:font-size-asian="9.60000038146973pt" style:font-weight-asian="normal" style:font-size-complex="11pt" style:font-weight-complex="normal"/>
    </style:style>
    <style:style style:name="P222" style:family="paragraph" style:parent-style-name="Standard" style:list-style-name="L9">
      <style:paragraph-properties fo:text-align="start" style:justify-single-word="false"/>
      <style:text-properties style:font-name="arial" fo:font-size="11pt" fo:font-weight="normal" officeooo:rsid="0028761f" officeooo:paragraph-rsid="006851c6" style:font-size-asian="9.60000038146973pt" style:font-weight-asian="normal" style:font-size-complex="11pt" style:font-weight-complex="normal"/>
    </style:style>
    <style:style style:name="P223" style:family="paragraph" style:parent-style-name="Standard" style:list-style-name="L13">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224" style:family="paragraph" style:parent-style-name="Standard" style:list-style-name="L13">
      <style:paragraph-properties fo:text-align="start" style:justify-single-word="false"/>
      <style:text-properties style:font-name="arial" fo:font-size="12pt" fo:font-weight="normal" officeooo:rsid="000e269d" officeooo:paragraph-rsid="000e269d" style:font-size-asian="10.5pt" style:font-weight-asian="normal" style:font-size-complex="12pt" style:font-weight-complex="normal"/>
    </style:style>
    <style:style style:name="P225" style:family="paragraph" style:parent-style-name="Standard" style:list-style-name="L14">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226" style:family="paragraph" style:parent-style-name="Standard" style:list-style-name="L15">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227" style:family="paragraph" style:parent-style-name="Standard" style:list-style-name="L15">
      <style:paragraph-properties fo:text-align="start" style:justify-single-word="false"/>
      <style:text-properties style:font-name="arial" fo:font-size="12pt" style:text-underline-style="none" fo:font-weight="normal" officeooo:rsid="0010d3c2" officeooo:paragraph-rsid="0010d3c2" style:font-size-asian="10.5pt" style:font-weight-asian="normal" style:font-size-complex="12pt" style:font-weight-complex="normal"/>
    </style:style>
    <style:style style:name="P228" style:family="paragraph" style:parent-style-name="Standard" style:list-style-name="L15">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229" style:family="paragraph" style:parent-style-name="Standard" style:list-style-name="L16">
      <style:paragraph-properties fo:text-align="start" style:justify-single-word="false"/>
      <style:text-properties style:font-name="arial" fo:font-size="12pt" style:text-underline-style="none" fo:font-weight="normal" officeooo:rsid="0016291a" officeooo:paragraph-rsid="0016291a" style:font-size-asian="10.5pt" style:font-weight-asian="normal" style:font-size-complex="12pt" style:font-weight-complex="normal"/>
    </style:style>
    <style:style style:name="P230" style:family="paragraph" style:parent-style-name="Standard" style:list-style-name="L16">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1" style:family="paragraph" style:parent-style-name="Standard" style:list-style-name="L17">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2" style:family="paragraph" style:parent-style-name="Standard" style:list-style-name="L18">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3" style:family="paragraph" style:parent-style-name="Standard" style:list-style-name="L19">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34" style:family="paragraph" style:parent-style-name="Standard" style:list-style-name="L20">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35" style:family="paragraph" style:parent-style-name="Standard" style:list-style-name="L21">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36" style:family="paragraph" style:parent-style-name="Standard" style:list-style-name="L22">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37" style:family="paragraph" style:parent-style-name="Standard" style:list-style-name="L21">
      <style:paragraph-properties fo:text-align="start" style:justify-single-word="false"/>
      <style:text-properties style:font-name="arial" fo:font-size="12pt" style:text-underline-style="none" fo:font-weight="normal" officeooo:rsid="001ca76c" officeooo:paragraph-rsid="002ab82f" style:font-size-asian="10.5pt" style:font-weight-asian="normal" style:font-size-complex="12pt" style:font-weight-complex="normal"/>
    </style:style>
    <style:style style:name="P238" style:family="paragraph" style:parent-style-name="Standard" style:list-style-name="L23">
      <style:paragraph-properties fo:text-align="start" style:justify-single-word="false"/>
      <style:text-properties style:font-name="arial" fo:font-size="12pt" style:text-underline-style="none" fo:font-weight="normal" officeooo:rsid="001b29bf" officeooo:paragraph-rsid="001b29bf" style:font-size-asian="10.5pt" style:font-weight-asian="normal" style:font-size-complex="12pt" style:font-weight-complex="normal"/>
    </style:style>
    <style:style style:name="P239" style:family="paragraph" style:parent-style-name="Standard" style:list-style-name="L24">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40" style:family="paragraph" style:parent-style-name="Standard" style:list-style-name="L24">
      <style:paragraph-properties fo:text-align="start" style:justify-single-word="false"/>
      <style:text-properties style:font-name="arial" fo:font-size="12pt" style:text-underline-style="none" fo:font-weight="normal" officeooo:rsid="0020af6c" officeooo:paragraph-rsid="0020af6c" style:font-size-asian="10.5pt" style:font-weight-asian="normal" style:font-size-complex="12pt" style:font-weight-complex="normal"/>
    </style:style>
    <style:style style:name="P241" style:family="paragraph" style:parent-style-name="Standard" style:list-style-name="L23">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242" style:family="paragraph" style:parent-style-name="Standard" style:list-style-name="L24">
      <style:paragraph-properties fo:text-align="start" style:justify-single-word="false"/>
      <style:text-properties style:font-name="arial" fo:font-size="12pt" fo:font-style="normal" style:text-underline-style="none" fo:font-weight="normal" officeooo:rsid="0020af6c" officeooo:paragraph-rsid="0020af6c" style:font-size-asian="10.5pt" style:font-style-asian="normal" style:font-weight-asian="normal" style:font-size-complex="12pt" style:font-style-complex="normal" style:font-weight-complex="normal"/>
    </style:style>
    <style:style style:name="P243" style:family="paragraph" style:parent-style-name="Standard" style:list-style-name="L24">
      <style:paragraph-properties fo:text-align="start" style:justify-single-word="false"/>
      <style:text-properties style:font-name="arial" fo:font-size="12pt" fo:font-style="normal" style:text-underline-style="none" fo:font-weight="normal" officeooo:rsid="0021fdb5" officeooo:paragraph-rsid="0021fdb5" style:font-size-asian="10.5pt" style:font-style-asian="normal" style:font-weight-asian="normal" style:font-size-complex="12pt" style:font-style-complex="normal" style:font-weight-complex="normal"/>
    </style:style>
    <style:style style:name="P244" style:family="paragraph" style:parent-style-name="Standard" style:list-style-name="L24">
      <style:paragraph-properties fo:text-align="start" style:justify-single-word="false"/>
      <style:text-properties style:font-name="arial" fo:font-size="12pt" fo:font-style="normal" style:text-underline-style="none" fo:font-weight="normal" officeooo:rsid="0021fdb5" officeooo:paragraph-rsid="002395a4" style:font-size-asian="10.5pt" style:font-style-asian="normal" style:font-weight-asian="normal" style:font-size-complex="12pt" style:font-style-complex="normal" style:font-weight-complex="normal"/>
    </style:style>
    <style:style style:name="P245" style:family="paragraph" style:parent-style-name="Standard" style:list-style-name="L24">
      <style:paragraph-properties fo:text-align="start" style:justify-single-word="false"/>
      <style:text-properties style:font-name="arial" fo:font-size="12pt" fo:font-style="normal" style:text-underline-style="none" fo:font-weight="normal" officeooo:rsid="002395a4" officeooo:paragraph-rsid="002395a4" style:font-size-asian="10.5pt" style:font-style-asian="normal" style:font-weight-asian="normal" style:font-size-complex="12pt" style:font-style-complex="normal" style:font-weight-complex="normal"/>
    </style:style>
    <style:style style:name="P246" style:family="paragraph" style:parent-style-name="Standard" style:list-style-name="L24">
      <style:paragraph-properties fo:text-align="start" style:justify-single-word="false"/>
      <style:text-properties style:font-name="arial" fo:font-size="12pt" fo:font-style="normal" style:text-underline-style="none" fo:font-weight="normal" officeooo:rsid="00241cf0" officeooo:paragraph-rsid="00241cf0" style:font-size-asian="10.5pt" style:font-style-asian="normal" style:font-weight-asian="normal" style:font-size-complex="12pt" style:font-style-complex="normal" style:font-weight-complex="normal"/>
    </style:style>
    <style:style style:name="P247" style:family="paragraph" style:parent-style-name="Standard" style:list-style-name="L24">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48" style:family="paragraph" style:parent-style-name="Standard" style:list-style-name="L25">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49" style:family="paragraph" style:parent-style-name="Standard" style:list-style-name="L28">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50" style:family="paragraph" style:parent-style-name="Standard" style:list-style-name="L25">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251" style:family="paragraph" style:parent-style-name="Standard" style:list-style-name="L25">
      <style:paragraph-properties fo:text-align="start" style:justify-single-word="false"/>
      <style:text-properties style:font-name="arial" fo:font-size="12pt" fo:font-style="normal" style:text-underline-style="none" fo:font-weight="normal" officeooo:rsid="00262a03" officeooo:paragraph-rsid="00262a03" style:font-size-asian="10.5pt" style:font-style-asian="normal" style:font-weight-asian="normal" style:font-size-complex="12pt" style:font-style-complex="normal" style:font-weight-complex="normal"/>
    </style:style>
    <style:style style:name="P252" style:family="paragraph" style:parent-style-name="Standard" style:list-style-name="L25">
      <style:paragraph-properties fo:text-align="start" style:justify-single-word="false"/>
      <style:text-properties style:font-name="arial" fo:font-size="12pt" fo:font-style="normal" style:text-underline-style="none" fo:font-weight="normal" officeooo:rsid="002748e5" officeooo:paragraph-rsid="002748e5" style:font-size-asian="10.5pt" style:font-style-asian="normal" style:font-weight-asian="normal" style:font-size-complex="12pt" style:font-style-complex="normal" style:font-weight-complex="normal"/>
    </style:style>
    <style:style style:name="P253" style:family="paragraph" style:parent-style-name="Standard" style:list-style-name="L25">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254" style:family="paragraph" style:parent-style-name="Standard" style:list-style-name="L26">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255" style:family="paragraph" style:parent-style-name="Standard" style:list-style-name="L27">
      <style:paragraph-properties fo:text-align="start" style:justify-single-word="false"/>
      <style:text-properties style:font-name="arial" fo:font-size="12pt" fo:font-style="normal" style:text-underline-style="none" fo:font-weight="normal" officeooo:rsid="002c787a" officeooo:paragraph-rsid="002c787a" style:font-size-asian="10.5pt" style:font-style-asian="normal" style:font-weight-asian="normal" style:font-size-complex="12pt" style:font-style-complex="normal" style:font-weight-complex="normal"/>
    </style:style>
    <style:style style:name="P256" style:family="paragraph" style:parent-style-name="Standard" style:list-style-name="L27">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257" style:family="paragraph" style:parent-style-name="Standard" style:list-style-name="L27">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258" style:family="paragraph" style:parent-style-name="Standard" style:list-style-name="L29">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259" style:family="paragraph" style:parent-style-name="Standard" style:list-style-name="L30">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260" style:family="paragraph" style:parent-style-name="Standard" style:list-style-name="L31">
      <style:paragraph-properties fo:text-align="start" style:justify-single-word="false"/>
      <style:text-properties style:font-name="arial" fo:font-size="12pt" fo:font-style="normal" style:text-underline-style="none" fo:font-weight="normal" officeooo:rsid="00348cb5" officeooo:paragraph-rsid="00348cb5" style:font-size-asian="10.5pt" style:font-style-asian="normal" style:font-weight-asian="normal" style:font-size-complex="12pt" style:font-style-complex="normal" style:font-weight-complex="normal"/>
    </style:style>
    <style:style style:name="P261" style:family="paragraph" style:parent-style-name="Standard" style:list-style-name="L32">
      <style:paragraph-properties fo:text-align="start" style:justify-single-word="false"/>
      <style:text-properties style:font-name="arial" fo:font-size="12pt" fo:font-style="normal" style:text-underline-style="none" fo:font-weight="normal" officeooo:rsid="00363b19" officeooo:paragraph-rsid="0037dd4a" style:font-size-asian="10.5pt" style:font-style-asian="normal" style:font-weight-asian="normal" style:font-size-complex="12pt" style:font-style-complex="normal" style:font-weight-complex="normal"/>
    </style:style>
    <style:style style:name="P262" style:family="paragraph" style:parent-style-name="Standard" style:list-style-name="L32">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263" style:family="paragraph" style:parent-style-name="Standard" style:list-style-name="L33">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64" style:family="paragraph" style:parent-style-name="Standard" style:list-style-name="L34">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65" style:family="paragraph" style:parent-style-name="Standard" style:list-style-name="L35">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66" style:family="paragraph" style:parent-style-name="Standard" style:list-style-name="L36">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67" style:family="paragraph" style:parent-style-name="Standard" style:list-style-name="L37">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68" style:family="paragraph" style:parent-style-name="Standard" style:list-style-name="L33">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269" style:family="paragraph" style:parent-style-name="Standard" style:list-style-name="L34">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270" style:family="paragraph" style:parent-style-name="Standard" style:list-style-name="L35">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271" style:family="paragraph" style:parent-style-name="Standard" style:list-style-name="L36">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272" style:family="paragraph" style:parent-style-name="Standard" style:list-style-name="L37">
      <style:paragraph-properties fo:text-align="start" style:justify-single-word="false"/>
      <style:text-properties style:font-name="arial" fo:font-size="12pt" fo:font-style="normal" style:text-underline-style="none" fo:font-weight="normal" officeooo:rsid="003c381b" officeooo:paragraph-rsid="003c381b" style:font-size-asian="10.5pt" style:font-style-asian="normal" style:font-weight-asian="normal" style:font-size-complex="12pt" style:font-style-complex="normal" style:font-weight-complex="normal"/>
    </style:style>
    <style:style style:name="P273" style:family="paragraph" style:parent-style-name="Standard" style:list-style-name="L38">
      <style:paragraph-properties fo:text-align="start" style:justify-single-word="false"/>
      <style:text-properties style:font-name="arial" fo:font-size="12pt" fo:font-style="normal" style:text-underline-style="none" fo:font-weight="normal" officeooo:rsid="003d38cc" officeooo:paragraph-rsid="003d38cc" style:font-size-asian="10.5pt" style:font-style-asian="normal" style:font-weight-asian="normal" style:font-size-complex="12pt" style:font-style-complex="normal" style:font-weight-complex="normal"/>
    </style:style>
    <style:style style:name="P274" style:family="paragraph" style:parent-style-name="Standard" style:list-style-name="L38">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275" style:family="paragraph" style:parent-style-name="Standard" style:list-style-name="L39">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276" style:family="paragraph" style:parent-style-name="Standard" style:list-style-name="L40">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277" style:family="paragraph" style:parent-style-name="Standard" style:list-style-name="L40">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278" style:family="paragraph" style:parent-style-name="Standard" style:list-style-name="L41">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79" style:family="paragraph" style:parent-style-name="Standard" style:list-style-name="L42">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80" style:family="paragraph" style:parent-style-name="Standard" style:list-style-name="L43">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81" style:family="paragraph" style:parent-style-name="Standard" style:list-style-name="L44">
      <style:paragraph-properties fo:text-align="start" style:justify-single-word="false"/>
      <style:text-properties style:font-name="arial" fo:font-size="12pt" fo:font-style="normal" style:text-underline-style="none" fo:font-weight="normal" officeooo:rsid="004646f8" officeooo:paragraph-rsid="004646f8" style:font-size-asian="10.5pt" style:font-style-asian="normal" style:font-weight-asian="normal" style:font-size-complex="12pt" style:font-style-complex="normal" style:font-weight-complex="normal"/>
    </style:style>
    <style:style style:name="P282" style:family="paragraph" style:parent-style-name="Standard" style:list-style-name="L44">
      <style:paragraph-properties fo:text-align="start" style:justify-single-word="false"/>
      <style:text-properties style:font-name="arial" fo:font-size="12pt" fo:font-style="normal" style:text-underline-style="none" fo:font-weight="normal" officeooo:rsid="004646f8" officeooo:paragraph-rsid="00471a57" style:font-size-asian="10.5pt" style:font-style-asian="normal" style:font-weight-asian="normal" style:font-size-complex="12pt" style:font-style-complex="normal" style:font-weight-complex="normal"/>
    </style:style>
    <style:style style:name="P283" style:family="paragraph" style:parent-style-name="Standard" style:list-style-name="L44">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284" style:family="paragraph" style:parent-style-name="Standard" style:list-style-name="L45">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285" style:family="paragraph" style:parent-style-name="Standard" style:list-style-name="L46">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286" style:family="paragraph" style:parent-style-name="Standard" style:list-style-name="L47">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287" style:family="paragraph" style:parent-style-name="Standard" style:list-style-name="L47">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288" style:family="paragraph" style:parent-style-name="Standard" style:list-style-name="L48">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289" style:family="paragraph" style:parent-style-name="Standard" style:list-style-name="L49">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290" style:family="paragraph" style:parent-style-name="Standard" style:list-style-name="L50">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291" style:family="paragraph" style:parent-style-name="Standard" style:list-style-name="L51">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292" style:family="paragraph" style:parent-style-name="Standard" style:list-style-name="L52">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293" style:family="paragraph" style:parent-style-name="Standard" style:list-style-name="L53">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294" style:family="paragraph" style:parent-style-name="Standard" style:list-style-name="L54">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295" style:family="paragraph" style:parent-style-name="Standard" style:list-style-name="L55">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296" style:family="paragraph" style:parent-style-name="Standard" style:list-style-name="L56">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297" style:family="paragraph" style:parent-style-name="Standard" style:list-style-name="L57">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98" style:family="paragraph" style:parent-style-name="Standard" style:list-style-name="L58">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99" style:family="paragraph" style:parent-style-name="Standard" style:list-style-name="L59">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300" style:family="paragraph" style:parent-style-name="Standard" style:list-style-name="L60">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301" style:family="paragraph" style:parent-style-name="Standard" style:list-style-name="L61">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302" style:family="paragraph" style:parent-style-name="Standard" style:list-style-name="L61">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303" style:family="paragraph" style:parent-style-name="Standard" style:list-style-name="L62">
      <style:paragraph-properties fo:text-align="start" style:justify-single-word="false"/>
      <style:text-properties style:font-name="arial" fo:font-size="12pt" fo:font-style="normal" style:text-underline-style="none" fo:font-weight="normal" officeooo:rsid="0069fb6c" officeooo:paragraph-rsid="0069fb6c" style:font-size-asian="10.5pt" style:font-style-asian="normal" style:font-weight-asian="normal" style:font-size-complex="12pt" style:font-style-complex="normal" style:font-weight-complex="normal"/>
    </style:style>
    <style:style style:name="P304" style:family="paragraph" style:parent-style-name="Standard" style:list-style-name="L63">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305" style:family="paragraph" style:parent-style-name="Standard" style:list-style-name="L64">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306" style:family="paragraph" style:parent-style-name="Standard" style:list-style-name="L64">
      <style:paragraph-properties fo:text-align="start" style:justify-single-word="false"/>
      <style:text-properties style:font-name="arial" fo:font-size="12pt" fo:font-style="normal" style:text-underline-style="none" fo:font-weight="normal" officeooo:rsid="006d3d3b" officeooo:paragraph-rsid="006d3d3b" style:font-size-asian="10.5pt" style:font-style-asian="normal" style:font-weight-asian="normal" style:font-size-complex="12pt" style:font-style-complex="normal" style:font-weight-complex="normal"/>
    </style:style>
    <style:style style:name="P307" style:family="paragraph" style:parent-style-name="Standard" style:list-style-name="L64">
      <style:paragraph-properties fo:text-align="start" style:justify-single-word="false"/>
      <style:text-properties style:font-name="arial" fo:font-size="12pt" fo:font-style="normal" style:text-underline-style="none" fo:font-weight="normal" officeooo:rsid="006ef6ed" officeooo:paragraph-rsid="006d3d3b" style:font-size-asian="10.5pt" style:font-style-asian="normal" style:font-weight-asian="normal" style:font-size-complex="12pt" style:font-style-complex="normal" style:font-weight-complex="normal"/>
    </style:style>
    <style:style style:name="P308" style:family="paragraph" style:parent-style-name="Standard" style:list-style-name="L65">
      <style:paragraph-properties fo:text-align="start" style:justify-single-word="false"/>
      <style:text-properties style:font-name="arial" fo:font-size="12pt" fo:font-style="normal" style:text-underline-style="none" fo:font-weight="normal" officeooo:rsid="0071a413" officeooo:paragraph-rsid="0071a413" style:font-size-asian="10.5pt" style:font-style-asian="normal" style:font-weight-asian="normal" style:font-size-complex="12pt" style:font-style-complex="normal" style:font-weight-complex="normal"/>
    </style:style>
    <style:style style:name="P309" style:family="paragraph" style:parent-style-name="Standard" style:list-style-name="L66">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310" style:family="paragraph" style:parent-style-name="Standard" style:list-style-name="L67">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311" style:family="paragraph" style:parent-style-name="Standard" style:list-style-name="L68">
      <style:paragraph-properties fo:text-align="start" style:justify-single-word="false"/>
      <style:text-properties style:font-name="arial" fo:font-size="12pt" fo:font-style="normal" style:text-underline-style="none" fo:font-weight="normal" officeooo:rsid="007406a9" officeooo:paragraph-rsid="007406a9" style:font-size-asian="10.5pt" style:font-style-asian="normal" style:font-weight-asian="normal" style:font-size-complex="12pt" style:font-style-complex="normal" style:font-weight-complex="normal"/>
    </style:style>
    <style:style style:name="P312" style:family="paragraph" style:parent-style-name="Standard" style:list-style-name="L68">
      <style:paragraph-properties fo:text-align="start" style:justify-single-word="false"/>
      <style:text-properties style:font-name="arial" fo:font-size="12pt" fo:font-style="normal" style:text-underline-style="none" fo:font-weight="normal" officeooo:rsid="00744806" officeooo:paragraph-rsid="00744806" style:font-size-asian="10.5pt" style:font-style-asian="normal" style:font-weight-asian="normal" style:font-size-complex="12pt" style:font-style-complex="normal" style:font-weight-complex="normal"/>
    </style:style>
    <style:style style:name="P313" style:family="paragraph" style:parent-style-name="Standard" style:list-style-name="L69">
      <style:paragraph-properties fo:text-align="start" style:justify-single-word="false"/>
      <style:text-properties style:font-name="arial" fo:font-size="12pt" fo:font-style="normal" style:text-underline-style="none" fo:font-weight="normal" officeooo:rsid="0076f9f1" officeooo:paragraph-rsid="0076f9f1" style:font-size-asian="10.5pt" style:font-style-asian="normal" style:font-weight-asian="normal" style:font-size-complex="12pt" style:font-style-complex="normal" style:font-weight-complex="normal"/>
    </style:style>
    <style:style style:name="P314" style:family="paragraph" style:parent-style-name="Standard" style:list-style-name="L70">
      <style:paragraph-properties fo:text-align="start" style:justify-single-word="false"/>
      <style:text-properties style:font-name="arial" fo:font-size="12pt" fo:font-style="normal" style:text-underline-style="none" fo:font-weight="normal" officeooo:rsid="00788aac" officeooo:paragraph-rsid="00788aac" style:font-size-asian="10.5pt" style:font-style-asian="normal" style:font-weight-asian="normal" style:font-size-complex="12pt" style:font-style-complex="normal" style:font-weight-complex="normal"/>
    </style:style>
    <style:style style:name="P315" style:family="paragraph" style:parent-style-name="Standard" style:list-style-name="L71">
      <style:paragraph-properties fo:text-align="start" style:justify-single-word="false"/>
      <style:text-properties style:font-name="arial" fo:font-size="12pt" fo:font-style="normal" style:text-underline-style="none" fo:font-weight="normal" officeooo:rsid="0079e96c" officeooo:paragraph-rsid="0079e96c"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style:font-name="arial" fo:font-size="12pt" fo:font-style="normal" style:text-underline-style="none" fo:font-weight="normal" officeooo:rsid="007e6554" officeooo:paragraph-rsid="007e6579" style:font-size-asian="10.5pt" style:font-style-asian="normal" style:font-weight-asian="normal" style:font-size-complex="12pt" style:font-style-complex="normal" style:font-weight-complex="normal"/>
    </style:style>
    <style:style style:name="P317" style:family="paragraph" style:parent-style-name="Standard" style:list-style-name="L75">
      <style:paragraph-properties fo:text-align="start" style:justify-single-word="false"/>
      <style:text-properties style:font-name="arial" fo:font-size="12pt" fo:font-style="normal" style:text-underline-style="none" fo:font-weight="normal" officeooo:rsid="00815284" officeooo:paragraph-rsid="00815284" style:font-size-asian="10.5pt" style:font-style-asian="normal" style:font-weight-asian="normal" style:font-size-complex="12pt" style:font-style-complex="normal" style:font-weight-complex="normal"/>
    </style:style>
    <style:style style:name="P318" style:family="paragraph" style:parent-style-name="Standard" style:list-style-name="L75">
      <style:paragraph-properties fo:text-align="start" style:justify-single-word="false"/>
      <style:text-properties style:font-name="arial" fo:font-size="12pt" fo:font-style="normal" style:text-underline-style="none" fo:font-weight="normal" officeooo:rsid="008165be" officeooo:paragraph-rsid="008165be" style:font-size-asian="10.5pt" style:font-style-asian="normal" style:font-weight-asian="normal" style:font-size-complex="12pt" style:font-style-complex="normal" style:font-weight-complex="normal"/>
    </style:style>
    <style:style style:name="P319" style:family="paragraph" style:parent-style-name="Standard" style:list-style-name="L76">
      <style:paragraph-properties fo:text-align="start" style:justify-single-word="false"/>
      <style:text-properties style:font-name="arial" fo:font-size="12pt" fo:font-style="normal" style:text-underline-style="none" fo:font-weight="normal" officeooo:rsid="00858bea" officeooo:paragraph-rsid="00858bea" style:font-size-asian="10.5pt" style:font-style-asian="normal" style:font-weight-asian="normal" style:font-size-complex="12pt" style:font-style-complex="normal" style:font-weight-complex="normal"/>
    </style:style>
    <style:style style:name="P320" style:family="paragraph" style:parent-style-name="Standard" style:list-style-name="L77">
      <style:paragraph-properties fo:text-align="start" style:justify-single-word="false"/>
      <style:text-properties style:font-name="arial" fo:font-size="12pt" fo:font-style="normal" style:text-underline-style="none" fo:font-weight="normal" officeooo:rsid="00858bea" officeooo:paragraph-rsid="00858bea" style:font-size-asian="10.5pt" style:font-style-asian="normal" style:font-weight-asian="normal" style:font-size-complex="12pt" style:font-style-complex="normal" style:font-weight-complex="normal"/>
    </style:style>
    <style:style style:name="P321" style:family="paragraph" style:parent-style-name="Standard" style:list-style-name="L77">
      <style:paragraph-properties fo:text-align="start" style:justify-single-word="false"/>
      <style:text-properties style:font-name="arial" fo:font-size="12pt" fo:font-style="normal" style:text-underline-style="none" fo:font-weight="normal" officeooo:rsid="00869662" officeooo:paragraph-rsid="00869662" style:font-size-asian="10.5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style:font-name="arial" fo:font-size="12pt" fo:font-style="normal" style:text-underline-style="none" fo:font-weight="normal" officeooo:rsid="00869662" officeooo:paragraph-rsid="00869662" style:font-size-asian="10.5pt" style:font-style-asian="normal" style:font-weight-asian="normal" style:font-size-complex="12pt" style:font-style-complex="normal" style:font-weight-complex="normal"/>
    </style:style>
    <style:style style:name="P323" style:family="paragraph" style:parent-style-name="Standard" style:list-style-name="L25">
      <style:paragraph-properties fo:text-align="start" style:justify-single-word="false"/>
      <style:text-properties style:font-name="arial" fo:font-size="12pt" fo:font-style="italic" style:text-underline-style="none" fo:font-weight="normal" officeooo:rsid="00348cb5" officeooo:paragraph-rsid="00348cb5" style:font-size-asian="10.5pt" style:font-style-asian="italic" style:font-weight-asian="normal" style:font-size-complex="12pt" style:font-style-complex="italic" style:font-weight-complex="normal"/>
    </style:style>
    <style:style style:name="P324" style:family="paragraph" style:parent-style-name="Standard" style:list-style-name="L75">
      <style:paragraph-properties fo:text-align="start" style:justify-single-word="false"/>
      <style:text-properties style:font-name="arial" fo:font-size="12pt" fo:font-style="italic" style:text-underline-style="none" fo:font-weight="normal" officeooo:rsid="008165be" officeooo:paragraph-rsid="008165be" style:font-size-asian="10.5pt" style:font-style-asian="italic" style:font-weight-asian="normal" style:font-size-complex="12pt" style:font-style-complex="italic" style:font-weight-complex="normal"/>
    </style:style>
    <style:style style:name="P325" style:family="paragraph" style:parent-style-name="Standard" style:list-style-name="L8">
      <style:paragraph-properties fo:text-align="start" style:justify-single-word="false" fo:break-before="page"/>
      <style:text-properties style:text-underline-style="none" officeooo:paragraph-rsid="006851c6"/>
    </style:style>
    <style:style style:name="P326" style:family="paragraph" style:parent-style-name="Standard" style:list-style-name="L27">
      <style:paragraph-properties fo:text-align="start" style:justify-single-word="false"/>
      <style:text-properties officeooo:paragraph-rsid="002b4daf"/>
    </style:style>
    <style:style style:name="P327" style:family="paragraph" style:parent-style-name="Standard" style:list-style-name="L64">
      <style:paragraph-properties fo:text-align="start" style:justify-single-word="false"/>
      <style:text-properties officeooo:paragraph-rsid="006d3d3b"/>
    </style:style>
    <style:style style:name="P328" style:family="paragraph" style:parent-style-name="Standard" style:list-style-name="L72">
      <style:paragraph-properties fo:text-align="start" style:justify-single-word="false"/>
      <style:text-properties officeooo:paragraph-rsid="007e6579"/>
    </style:style>
    <style:style style:name="P329" style:family="paragraph" style:parent-style-name="Standard" style:list-style-name="L73">
      <style:paragraph-properties fo:text-align="start" style:justify-single-word="false"/>
      <style:text-properties officeooo:paragraph-rsid="007e6579"/>
    </style:style>
    <style:style style:name="P330" style:family="paragraph" style:parent-style-name="Standard" style:list-style-name="L74">
      <style:paragraph-properties fo:text-align="start" style:justify-single-word="false"/>
      <style:text-properties officeooo:paragraph-rsid="007e6579"/>
    </style:style>
    <style:style style:name="P331" style:family="paragraph" style:parent-style-name="Standard" style:list-style-name="L27">
      <style:paragraph-properties fo:text-align="start" style:justify-single-word="false"/>
      <style:text-properties officeooo:rsid="002eaee2" officeooo:paragraph-rsid="002eaee2"/>
    </style:style>
    <style:style style:name="P332" style:family="paragraph" style:parent-style-name="Standard" style:list-style-name="L77">
      <style:paragraph-properties fo:text-align="start" style:justify-single-word="false"/>
      <style:text-properties officeooo:rsid="00869662" officeooo:paragraph-rsid="00869662"/>
    </style:style>
    <style:style style:name="T1" style:family="text">
      <style:text-properties style:font-name="arial" fo:font-size="12pt" style:text-underline-style="none" fo:font-weight="normal" style:font-size-asian="10.5pt" style:font-weight-asian="normal" style:font-size-complex="12pt" style:font-weight-complex="normal"/>
    </style:style>
    <style:style style:name="T2" style:family="text">
      <style:text-properties style:font-name="arial" fo:font-size="12pt" style:text-underline-style="none" fo:font-weight="normal" officeooo:rsid="00154a3c" style:font-size-asian="10.5pt" style:font-weight-asian="normal" style:font-size-complex="12pt" style:font-weight-complex="normal"/>
    </style:style>
    <style:style style:name="T3" style:family="text">
      <style:text-properties style:font-name="arial" fo:font-size="12pt" style:text-underline-style="none" fo:font-weight="normal" officeooo:rsid="0016291a" style:font-size-asian="10.5pt" style:font-weight-asian="normal" style:font-size-complex="12pt" style:font-weight-complex="normal"/>
    </style:style>
    <style:style style:name="T4" style:family="text">
      <style:text-properties style:font-name="arial" fo:font-size="12pt" style:text-underline-style="none" fo:font-weight="normal" officeooo:rsid="001890c7" style:font-size-asian="10.5pt" style:font-weight-asian="normal" style:font-size-complex="12pt" style:font-weight-complex="normal"/>
    </style:style>
    <style:style style:name="T5" style:family="text">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style:font-name="arial" fo:font-size="12pt" fo:font-style="normal" style:text-underline-style="none" fo:font-weight="normal" officeooo:rsid="002b4daf" style:font-size-asian="10.5pt" style:font-style-asian="normal" style:font-weight-asian="normal" style:font-size-complex="12pt" style:font-style-complex="normal" style:font-weight-complex="normal"/>
    </style:style>
    <style:style style:name="T7" style:family="text">
      <style:text-properties style:font-name="arial" fo:font-size="12pt" fo:font-style="normal" style:text-underline-style="none" fo:font-weight="normal" officeooo:rsid="002c787a" style:font-size-asian="10.5pt" style:font-style-asian="normal" style:font-weight-asian="normal" style:font-size-complex="12pt" style:font-style-complex="normal" style:font-weight-complex="normal"/>
    </style:style>
    <style:style style:name="T8" style:family="text">
      <style:text-properties style:font-name="arial" fo:font-size="12pt" fo:font-style="normal" style:text-underline-style="none" fo:font-weight="normal" officeooo:rsid="002cb4fa" style:font-size-asian="10.5pt" style:font-style-asian="normal" style:font-weight-asian="normal" style:font-size-complex="12pt" style:font-style-complex="normal" style:font-weight-complex="normal"/>
    </style:style>
    <style:style style:name="T9" style:family="text">
      <style:text-properties style:font-name="arial" fo:font-size="12pt" fo:font-style="normal" style:text-underline-style="none" fo:font-weight="normal" officeooo:rsid="006d3d3b" style:font-size-asian="10.5pt" style:font-style-asian="normal" style:font-weight-asian="normal" style:font-size-complex="12pt" style:font-style-complex="normal" style:font-weight-complex="normal"/>
    </style:style>
    <style:style style:name="T10" style:family="text">
      <style:text-properties style:font-name="arial" fo:font-size="12pt" fo:font-style="normal" style:text-underline-style="none" fo:font-weight="normal" officeooo:rsid="006ed9ba" style:font-size-asian="10.5pt" style:font-style-asian="normal" style:font-weight-asian="normal" style:font-size-complex="12pt" style:font-style-complex="normal" style:font-weight-complex="normal"/>
    </style:style>
    <style:style style:name="T11" style:family="text">
      <style:text-properties style:font-name="arial" fo:font-size="12pt" fo:font-style="normal" style:text-underline-style="none" fo:font-weight="normal" officeooo:rsid="006ef6ed" style:font-size-asian="10.5pt" style:font-style-asian="normal" style:font-weight-asian="normal" style:font-size-complex="12pt" style:font-style-complex="normal" style:font-weight-complex="normal"/>
    </style:style>
    <style:style style:name="T12" style:family="text">
      <style:text-properties style:font-name="arial" fo:font-size="12pt" fo:font-style="normal" style:text-underline-style="none" fo:font-weight="normal" officeooo:rsid="007e6554" style:font-size-asian="10.5pt" style:font-style-asian="normal" style:font-weight-asian="normal" style:font-size-complex="12pt" style:font-style-complex="normal" style:font-weight-complex="normal"/>
    </style:style>
    <style:style style:name="T13" style:family="text">
      <style:text-properties style:font-name="arial" fo:font-size="12pt" fo:font-style="normal" style:text-underline-style="none" fo:font-weight="normal" officeooo:rsid="007e6579" style:font-size-asian="10.5pt" style:font-style-asian="normal" style:font-weight-asian="normal" style:font-size-complex="12pt" style:font-style-complex="normal" style:font-weight-complex="normal"/>
    </style:style>
    <style:style style:name="T14" style:family="text">
      <style:text-properties style:font-name="arial" fo:font-size="12pt" fo:font-style="normal" style:text-underline-style="none" fo:font-weight="normal" officeooo:rsid="00858bea" style:font-size-asian="10.5pt" style:font-style-asian="normal" style:font-weight-asian="normal" style:font-size-complex="12pt" style:font-style-complex="normal" style:font-weight-complex="normal"/>
    </style:style>
    <style:style style:name="T15" style:family="text">
      <style:text-properties style:font-name="arial" fo:font-size="12pt" fo:font-style="normal" style:text-underline-style="none" style:font-size-asian="10.5pt" style:font-style-asian="normal" style:font-size-complex="12pt" style:font-style-complex="normal"/>
    </style:style>
    <style:style style:name="T16" style:family="text">
      <style:text-properties style:font-name="arial" fo:font-size="12pt" fo:font-style="normal" style:text-underline-style="none" officeooo:rsid="00323634" style:font-size-asian="10.5pt" style:font-style-asian="normal" style:font-size-complex="12pt" style:font-style-complex="normal"/>
    </style:style>
    <style:style style:name="T17" style:family="text">
      <style:text-properties style:font-name="arial" fo:font-size="12pt" fo:font-style="italic" style:text-underline-style="none" style:font-size-asian="10.5pt" style:font-style-asian="italic" style:font-size-complex="12pt" style:font-style-complex="italic"/>
    </style:style>
    <style:style style:name="T18" style:family="text">
      <style:text-properties style:font-name="arial" fo:font-size="12pt" fo:font-style="italic" style:text-underline-style="none" fo:font-weight="normal" officeooo:rsid="007e6554" style:font-size-asian="10.5pt" style:font-style-asian="italic" style:font-weight-asian="normal" style:font-size-complex="12pt" style:font-style-complex="italic" style:font-weight-complex="normal"/>
    </style:style>
    <style:style style:name="T19" style:family="text">
      <style:text-properties style:font-name="arial" fo:font-size="12pt" fo:font-style="italic" style:text-underline-style="none" fo:font-weight="normal" officeooo:rsid="007e6579" style:font-size-asian="10.5pt" style:font-style-asian="italic" style:font-weight-asian="normal" style:font-size-complex="12pt" style:font-style-complex="italic" style:font-weight-complex="normal"/>
    </style:style>
    <style:style style:name="T20" style:family="text">
      <style:text-properties style:font-name="arial" fo:font-size="11pt" fo:font-weight="normal" officeooo:rsid="002663a0" style:font-size-asian="9.60000038146973pt" style:font-weight-asian="normal" style:font-size-complex="11pt" style:font-weight-complex="normal"/>
    </style:style>
    <style:style style:name="T21" style:family="text">
      <style:text-properties style:font-name="arial" fo:font-size="11pt" fo:font-weight="normal" officeooo:rsid="002470ae" style:font-size-asian="9.60000038146973pt" style:font-weight-asian="normal" style:font-size-complex="11pt" style:font-weight-complex="normal"/>
    </style:style>
    <style:style style:name="T22" style:family="text">
      <style:text-properties officeooo:rsid="000e269d"/>
    </style:style>
    <style:style style:name="T23" style:family="text">
      <style:text-properties officeooo:rsid="00100488"/>
    </style:style>
    <style:style style:name="T24" style:family="text">
      <style:text-properties officeooo:rsid="0010d3c2"/>
    </style:style>
    <style:style style:name="T25" style:family="text">
      <style:text-properties officeooo:rsid="00120a4a"/>
    </style:style>
    <style:style style:name="T26" style:family="text">
      <style:text-properties officeooo:rsid="001360fa"/>
    </style:style>
    <style:style style:name="T27" style:family="text">
      <style:text-properties officeooo:rsid="001890c7"/>
    </style:style>
    <style:style style:name="T28" style:family="text">
      <style:text-properties fo:font-weight="normal" style:font-weight-asian="normal" style:font-weight-complex="normal"/>
    </style:style>
    <style:style style:name="T29" style:family="text">
      <style:text-properties fo:font-weight="normal" officeooo:rsid="001c62ed" style:font-weight-asian="normal" style:font-weight-complex="normal"/>
    </style:style>
    <style:style style:name="T30" style:family="text">
      <style:text-properties fo:font-style="italic" style:font-style-asian="italic" style:font-style-complex="italic"/>
    </style:style>
    <style:style style:name="T31" style:family="text">
      <style:text-properties fo:font-style="italic" officeooo:rsid="002395a4" style:font-style-asian="italic" style:font-style-complex="italic"/>
    </style:style>
    <style:style style:name="T32" style:family="text">
      <style:text-properties fo:font-style="italic" officeooo:rsid="00262a03" style:font-style-asian="italic" style:font-style-complex="italic"/>
    </style:style>
    <style:style style:name="T33" style:family="text">
      <style:text-properties fo:font-style="italic" officeooo:rsid="0035efc5" style:font-style-asian="italic" style:font-style-complex="italic"/>
    </style:style>
    <style:style style:name="T34" style:family="text">
      <style:text-properties fo:font-style="italic" officeooo:rsid="00471a57" style:font-style-asian="italic" style:font-style-complex="italic"/>
    </style:style>
    <style:style style:name="T35" style:family="text">
      <style:text-properties fo:font-style="italic" officeooo:rsid="0047d719" style:font-style-asian="italic" style:font-style-complex="italic"/>
    </style:style>
    <style:style style:name="T36" style:family="text">
      <style:text-properties fo:font-style="italic" officeooo:rsid="00527b2a"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20af6c"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officeooo:rsid="002395a4"/>
    </style:style>
    <style:style style:name="T42" style:family="text">
      <style:text-properties officeooo:rsid="00241fc0"/>
    </style:style>
    <style:style style:name="T43" style:family="text">
      <style:text-properties officeooo:rsid="00262a03"/>
    </style:style>
    <style:style style:name="T44" style:family="text">
      <style:text-properties officeooo:rsid="002748e5"/>
    </style:style>
    <style:style style:name="T45" style:family="text">
      <style:text-properties officeooo:rsid="0035efc5"/>
    </style:style>
    <style:style style:name="T46" style:family="text">
      <style:text-properties officeooo:rsid="00387d30"/>
    </style:style>
    <style:style style:name="T47" style:family="text">
      <style:text-properties officeooo:rsid="003d38cc"/>
    </style:style>
    <style:style style:name="T48" style:family="text">
      <style:text-properties officeooo:rsid="003e5a97"/>
    </style:style>
    <style:style style:name="T49" style:family="text">
      <style:text-properties officeooo:rsid="00418644"/>
    </style:style>
    <style:style style:name="T50" style:family="text">
      <style:text-properties officeooo:rsid="0037dd4a"/>
    </style:style>
    <style:style style:name="T51" style:family="text">
      <style:text-properties officeooo:rsid="00396b8e"/>
    </style:style>
    <style:style style:name="T52" style:family="text">
      <style:text-properties officeooo:rsid="00471a57"/>
    </style:style>
    <style:style style:name="T53" style:family="text">
      <style:text-properties officeooo:rsid="0047d719"/>
    </style:style>
    <style:style style:name="T54" style:family="text">
      <style:text-properties officeooo:rsid="004dd94d"/>
    </style:style>
    <style:style style:name="T55" style:family="text">
      <style:text-properties officeooo:rsid="00527b2a"/>
    </style:style>
    <style:style style:name="T56" style:family="text">
      <style:text-properties officeooo:rsid="00531de6"/>
    </style:style>
    <style:style style:name="T57" style:family="text">
      <style:text-properties officeooo:rsid="00597377"/>
    </style:style>
    <style:style style:name="T58" style:family="text">
      <style:text-properties officeooo:rsid="0063319b"/>
    </style:style>
    <style:style style:name="T59" style:family="text">
      <style:text-properties officeooo:rsid="0065e64a"/>
    </style:style>
    <style:style style:name="T60" style:family="text">
      <style:text-properties style:text-underline-style="none"/>
    </style:style>
    <style:style style:name="T61" style:family="text">
      <style:text-properties style:text-underline-style="none" officeooo:rsid="000f85ee"/>
    </style:style>
    <style:style style:name="T62" style:family="text">
      <style:text-properties style:text-underline-style="none" officeooo:rsid="000fa2d0"/>
    </style:style>
    <style:style style:name="T63" style:family="text">
      <style:text-properties style:text-underline-style="none" officeooo:rsid="0012bb33"/>
    </style:style>
    <style:style style:name="T64" style:family="text">
      <style:text-properties style:text-underline-style="none" fo:font-weight="bold" style:font-weight-asian="bold" style:font-weight-complex="bold"/>
    </style:style>
    <style:style style:name="T65" style:family="text">
      <style:text-properties style:text-underline-style="none" fo:font-weight="bold" officeooo:rsid="001c9a26" style:font-weight-asian="bold" style:font-weight-complex="bold"/>
    </style:style>
    <style:style style:name="T66" style:family="text">
      <style:text-properties officeooo:rsid="00151cac"/>
    </style:style>
    <style:style style:name="T67" style:family="text">
      <style:text-properties officeooo:rsid="0014ca59"/>
    </style:style>
    <style:style style:name="T68" style:family="text">
      <style:text-properties officeooo:rsid="001ff02b"/>
    </style:style>
    <style:style style:name="T69" style:family="text">
      <style:text-properties officeooo:rsid="0018deb0"/>
    </style:style>
    <style:style style:name="T70" style:family="text">
      <style:text-properties style:text-underline-style="solid" style:text-underline-width="auto" style:text-underline-color="font-color"/>
    </style:style>
    <style:style style:name="T71" style:family="text">
      <style:text-properties officeooo:rsid="00222a39"/>
    </style:style>
    <style:style style:name="T72" style:family="text">
      <style:text-properties officeooo:rsid="002663a0"/>
    </style:style>
    <style:style style:name="T73" style:family="text">
      <style:text-properties officeooo:rsid="0026b367"/>
    </style:style>
    <style:style style:name="T74" style:family="text">
      <style:text-properties officeooo:rsid="0028761f"/>
    </style:style>
    <style:style style:name="T75" style:family="text">
      <style:text-properties officeooo:rsid="002b4724"/>
    </style:style>
    <style:style style:name="T76" style:family="text">
      <style:text-properties officeooo:rsid="0029e147"/>
    </style:style>
    <style:style style:name="T77" style:family="text">
      <style:text-properties officeooo:rsid="006d3d3b"/>
    </style:style>
    <style:style style:name="T78" style:family="text">
      <style:text-properties officeooo:rsid="00744806"/>
    </style:style>
    <style:style style:name="T79" style:family="text">
      <style:text-properties officeooo:rsid="00747dc9"/>
    </style:style>
    <style:style style:name="T80" style:family="text">
      <style:text-properties officeooo:rsid="0076b29b"/>
    </style:style>
    <style:style style:name="T81" style:family="text">
      <style:text-properties fo:font-weight="bold" style:font-weight-asian="bold" style:font-weight-complex="bold"/>
    </style:style>
    <style:style style:name="T82" style:family="text">
      <style:text-properties officeooo:rsid="00858bea"/>
    </style:style>
    <style:style style:name="T83" style:family="text">
      <style:text-properties officeooo:rsid="0086fa6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 sistema operativo</text:p>
      <text:p text:style-name="P2"/>
      <text:p text:style-name="P178">1.- El software de un sistema informático</text:p>
      <text:p text:style-name="P178"/>
      <text:p text:style-name="P180">El software de un sistema informático se agrupa en <text:s/>dos grandes categorías.</text:p>
      <text:p text:style-name="P180"/>
      <text:p text:style-name="P185">Software de aplicación<text:span text:style-name="T60">: </text:span></text:p>
      <text:p text:style-name="P160">Se incluyen programas que controlan el funcionamiento del ordenador.</text:p>
      <text:list xml:id="list688653867" text:style-name="L1">
        <text:list-item>
          <text:p text:style-name="P201">Software estándar: Aplicaciones de uso general para el mercado, utilizadas por muchos usuarios y en diferentes sistemas. Procesadores de textos, comunicaciones, gráficos…</text:p>
        </text:list-item>
        <text:list-item>
          <text:p text:style-name="P201">Software a medida: Aplicaciones a especificas para actividades especializadas. Para el uso de unos pocos usuarios y un sistema especifico. Programas gestión empresa, trafico…</text:p>
        </text:list-item>
      </text:list>
      <text:p text:style-name="P160"/>
      <text:p text:style-name="P185">Software de sistema<text:span text:style-name="T60">: </text:span></text:p>
      <text:p text:style-name="P185"><text:span text:style-name="T61">Conjunto de programas orientados a controlar el funcionamiento del </text:span><text:span text:style-name="T62">propio </text:span><text:span text:style-name="T61">ordenador. </text:span><text:span text:style-name="T62">El más importante es el </text:span><text:span text:style-name="T63">S</text:span><text:span text:style-name="T62">istema </text:span><text:span text:style-name="T63">O</text:span><text:span text:style-name="T62">perativo </text:span><text:span text:style-name="T63">(SO)</text:span><text:span text:style-name="T62"> que se encarga de gestionar todos los recursos del ordenador, posibilita la ejecución de programas y la fácil utilización del sistema.</text:span></text:p>
      <text:p text:style-name="P161">En esta categoría se incluyen:</text:p>
      <text:list xml:id="list592290194" text:style-name="L2">
        <text:list-item>
          <text:p text:style-name="P202">Controladores de dispositivo o drivers: Intermediarios entre el SO y los periféricos. El SO puede incorporar algunos drivers genéricos y estos deberán ser proporcionados por el fabricante del dispositivo.</text:p>
        </text:list-item>
        <text:list-item>
          <text:p text:style-name="P203">Utilidades: Ayudan a una mejor administración del ordenador, antivirus, gestión particiones</text:p>
        </text:list-item>
        <text:list-item>
          <text:p text:style-name="P203">Software de programación: Conjunto de programas y utilidades que facilitan la construcción de aplicaciones. Ensambladores, compiladores, intérpretes, utilidades de depuració<text:span text:style-name="T66">n...</text:span></text:p>
        </text:list-item>
      </text:list>
      <text:p text:style-name="P162"/>
      <text:p text:style-name="P179">2.- Definición de sistema operativo</text:p>
      <text:p text:style-name="P181"/>
      <text:p text:style-name="P182">Un sistema operativo es un conjunto de programas que permite gestionar los recursos del ordenador <text:span text:style-name="T67">y facilita al usuario la utilización del mismo.</text:span></text:p>
      <text:p text:style-name="P183">E<text:span text:style-name="T68">l</text:span> software es el intermediario entre el usuario y el hardware. Ni el usuario ni las aplicaciones interactúan directamente con el hardware, siempre lo hacen a través del SO.</text:p>
      <text:p text:style-name="P183"/>
      <text:p text:style-name="P183">En un SO podemos diferenciar dos partes:</text:p>
      <text:list xml:id="list3723497560" text:style-name="L3">
        <text:list-item>
          <text:p text:style-name="P218">La interfaz: Permite a los usuarios y a las aplicaciones interactuar con el ordenador.</text:p>
          <text:list>
            <text:list-item>
              <text:p text:style-name="P218">De tipo gráfico: Interacción mediante teclado y ratón</text:p>
            </text:list-item>
            <text:list-item>
              <text:p text:style-name="P218">De tipo texto: Interacción solo con teclado</text:p>
            </text:list-item>
          </text:list>
        </text:list-item>
        <text:list-item>
          <text:p text:style-name="P219">E<text:span text:style-name="T69">l</text:span> núcleo: Responsable <text:s/>de interactuar con el hardware para controlarlo. Para ello emplea un software específico para cada dispositivo llamado driver.</text:p>
        </text:list-item>
      </text:list>
      <text:p text:style-name="P184"/>
      <text:p text:style-name="P186">Objetivos de un sistema operativo</text:p>
      <text:list xml:id="list2074614568" text:style-name="L4">
        <text:list-item>
          <text:p text:style-name="P204">Manejar el hardware de manera efectiva y eficiente controlando y coordinando el hardware usado por las distintas aplicaciones.</text:p>
        </text:list-item>
        <text:list-item>
          <text:p text:style-name="P204">Facilitar el uso del ordenador al usuario.</text:p>
        </text:list-item>
      </text:list>
      <text:p text:style-name="P163"/>
      <text:p text:style-name="P186">Interfaz de usuario<text:span text:style-name="T60">: </text:span></text:p>
      <text:p text:style-name="P164">Permite interactuar con le ordenador. Es la parte más externa del sistema operativo, recibe las ordenes del usuario y las envía al núcleo para ser ejecutadas. Dos tipos:</text:p>
      <text:list xml:id="list1957790767" text:style-name="L5">
        <text:list-item>
          <text:p text:style-name="P205">De linea de comandos: </text:p>
          <text:list>
            <text:list-item>
              <text:p text:style-name="P205">El usuario administra el sistema tecleando ordenes.</text:p>
            </text:list-item>
            <text:list-item>
              <text:p text:style-name="P205">El usuario debe conocer las ordenes para realizar cualquier tarea.</text:p>
            </text:list-item>
            <text:list-item>
              <text:p text:style-name="P205">Originaria de los primeros sistemas operativos.</text:p>
            </text:list-item>
          </text:list>
        </text:list-item>
        <text:list-item>
          <text:p text:style-name="P206">Interfaz gráfica de usuario (GUI):</text:p>
          <text:list>
            <text:list-item>
              <text:p text:style-name="P207">Sin necesidad de conocer ordenes.</text:p>
            </text:list-item>
            <text:list-item>
              <text:p text:style-name="P207">Fácil de usar e intuitiva.</text:p>
            </text:list-item>
            <text:list-item>
              <text:p text:style-name="P207">Características principales:</text:p>
              <text:list>
                <text:list-item>
                  <text:p text:style-name="P207">Trabajo en un entorno de ventanas</text:p>
                </text:list-item>
                <text:list-item>
                  <text:p text:style-name="P207">Posee menús desplegables</text:p>
                </text:list-item>
                <text:list-item>
                  <text:p text:style-name="P207">Cuadros de diálogo</text:p>
                </text:list-item>
                <text:list-item>
                  <text:p text:style-name="P207">Iconos</text:p>
                </text:list-item>
                <text:list-item>
                  <text:p text:style-name="P207">Escritorio digital</text:p>
                </text:list-item>
              </text:list>
            </text:list-item>
          </text:list>
        </text:list-item>
      </text:list>
      <text:p text:style-name="P165"/>
      <text:p text:style-name="P187"><text:span text:style-name="T65">3.- </text:span><text:span text:style-name="T64">Funciones del SO</text:span></text:p>
      <text:p text:style-name="P176"/>
      <text:p text:style-name="P166"><text:span text:style-name="T70">Administración del procesador</text:span>: </text:p>
      <text:p text:style-name="P166">El SO se encarga de compartir la CPU entre los distintos procesos para dar un buen tiempo de respuesta y un alto rendimiento empleando algoritmos de planificación.</text:p>
      <text:p text:style-name="P183"/>
      <text:p text:style-name="P188">Administración de la memoria<text:span text:style-name="T60">: </text:span></text:p>
      <text:p text:style-name="P166">Mediante el administrador de memoria, el SO dispone de métodos de almacenamiento de datos y programas así como la gestión del espacio.</text:p>
      <text:p text:style-name="P166"/>
      <text:p text:style-name="P189">Gestión de dispositivos E/S<text:span text:style-name="T60">: </text:span></text:p>
      <text:p text:style-name="P167">El SO se encarga de llevar el control del estado de todos los dispositivos de entrada y salida del sistema empleando drivers, comunicando el SO y el dispositivo</text:p>
      <text:p text:style-name="P183"/>
      <text:p text:style-name="P190">Administración de archivos<text:span text:style-name="T60">: </text:span></text:p>
      <text:p text:style-name="P168">El sistema de administración de archivos es el encargado de diseñar en que forma se guarda toda la información asociada a un archivo.</text:p>
      <text:p text:style-name="P168">Ha de ser fácilmente accesible por el usuario, para ello se organiza en una estructura lógica de directorios y carpetas. Dentro de las carpetas se alojan los archivos.</text:p>
      <text:p text:style-name="P168"/>
      <text:p text:style-name="P191">Detección y tratamiento de errores<text:span text:style-name="T60">:</text:span></text:p>
      <text:p text:style-name="P169">Al supervisar todas las operaciones realizadas por los programas puede detectar si se producen errores. Al diagnosticar un error puede detectar la causa y si es posible subsanarlo, y si no, cancelar el programa en informar al usuario.</text:p>
      <text:p text:style-name="P169"/>
      <text:p text:style-name="P191">Seguridad y protección del sistema<text:span text:style-name="T60">:</text:span></text:p>
      <text:list xml:id="list2809755966" text:style-name="L6">
        <text:list-item>
          <text:p text:style-name="P208">Autenticación: Garantiza la identidad de los usuarios</text:p>
        </text:list-item>
        <text:list-item>
          <text:p text:style-name="P208">Privilegios: Que recursos puede utilizar cada usuario</text:p>
        </text:list-item>
      </text:list>
      <text:p text:style-name="P169"/>
      <text:p text:style-name="P191">Control de redes<text:span text:style-name="T60">:</text:span></text:p>
      <text:list xml:id="list3224260386" text:style-name="L7">
        <text:list-item>
          <text:p text:style-name="P209">Realiza<text:span text:style-name="T71">r</text:span> una gestión y control de las redes</text:p>
        </text:list-item>
        <text:list-item>
          <text:p text:style-name="P210">Gestionar permisos y usuarios</text:p>
        </text:list-item>
        <text:list-item>
          <text:p text:style-name="P210">Protección contra intrusos (virus, espías…)</text:p>
        </text:list-item>
      </text:list>
      <text:p text:style-name="P170"/>
      <text:p text:style-name="P177">4.- Clasificación de los sistemas operativos.</text:p>
      <text:p text:style-name="P170"/>
      <text:p text:style-name="P192">Por tiempo de respuesta<text:span text:style-name="T60">:</text:span></text:p>
      <text:p text:style-name="P171">Tiempo que tarda el sistema operativo en dar una respuesta frente a una petición.</text:p>
      <text:list xml:id="list3623332667" text:style-name="L8">
        <text:list-item>
          <text:p text:style-name="P211"><text:span text:style-name="T72">P</text:span>or lotes: El procesamiento por lotes es la ejecución de la lista de comandos del sistema operativo uno tras otro sin intervención del usuario. Consiste en cargar en memoria el programa y ejecutarlo, grabar los resultados en otro soporte para memoria y cargar el programa siguiente para repetir el proceso.</text:p>
          <text:list>
            <text:list-item>
              <text:p text:style-name="P212">Requiere que el programa, datos y ordenes al sistema sean remitidos todos juntos.</text:p>
            </text:list-item>
            <text:list-item>
              <text:p text:style-name="P212">Permiten poca o ninguna interacción usuario/programa en ejecución.</text:p>
            </text:list-item>
            <text:list-item>
              <text:p text:style-name="P212">Para programas de largo tiempo de ejecución (análisis estadísticos, cálculo nóminas…)</text:p>
            </text:list-item>
          </text:list>
        </text:list-item>
      </text:list>
      <text:p text:style-name="P172"/>
      <text:list xml:id="list102148737300757" text:continue-numbering="true" text:style-name="L8">
        <text:list-item>
          <text:p text:style-name="P325"><text:span text:style-name="T20">D</text:span><text:span text:style-name="T21">e tiempo compartido: Consiste en el uso de un sistema por más de una persona al mimo tiempo. </text:span></text:p>
          <text:list>
            <text:list-item>
              <text:p text:style-name="P213">Ejecuta programas por separado. </text:p>
            </text:list-item>
            <text:list-item>
              <text:p text:style-name="P213">Los recursos del sistema son empleados por los distintos usuarios</text:p>
            </text:list-item>
            <text:list-item>
              <text:p text:style-name="P213">Gran carga de trabajo para el SO</text:p>
            </text:list-item>
          </text:list>
        </text:list-item>
      </text:list>
      <text:p text:style-name="P173"/>
      <text:list xml:id="list102148428276040" text:continue-numbering="true" text:style-name="L8">
        <text:list-item>
          <text:p text:style-name="P214">De tiempo real: Procesa las instrucciones al instante y muestra el resultado.</text:p>
          <text:list>
            <text:list-item>
              <text:p text:style-name="P214">No comparte el procesador</text:p>
            </text:list-item>
            <text:list-item>
              <text:p text:style-name="P214">Da respuestas rápidas </text:p>
            </text:list-item>
            <text:list-item>
              <text:p text:style-name="P214">Para procesos con gran cantidad de sucesos.</text:p>
            </text:list-item>
          </text:list>
        </text:list-item>
      </text:list>
      <text:p text:style-name="P174"/>
      <text:p text:style-name="P193">Por forma de ofrecer los servicios<text:span text:style-name="T60">: </text:span></text:p>
      <text:list xml:id="list792722044" text:style-name="L9">
        <text:list-item>
          <text:p text:style-name="P220"><text:span text:style-name="T60">SO centralizados: Un ordenador (</text:span><text:span text:style-name="T37">Mainframe</text:span><text:span text:style-name="T40">)</text:span><text:span text:style-name="T37"> que se encarga de todos los procesamientos al</text:span><text:span text:style-name="T60"> que se conectan los usuarios mediante terminales sin memoria ni procesador.</text:span></text:p>
        </text:list-item>
        <text:list-item>
          <text:p text:style-name="P220">SO en red: <text:span text:style-name="T73">Ofrece un mecanismo para transferir archivos de una máquina a otra. Internet proporciona este mecanismo a través del protocolo FTP (file transfer protocol)</text:span></text:p>
        </text:list-item>
        <text:list-item>
          <text:p text:style-name="P221">SO distribuidos: <text:span text:style-name="T74">Los usuarios pueden acceder a recursos remotos igual que locales.</text:span></text:p>
          <text:list>
            <text:list-item>
              <text:p text:style-name="P222">L<text:span text:style-name="T75">a</text:span> migración de datos y procesos de una instalación a otra queda bajo el control del sistema operativo.</text:p>
            </text:list-item>
            <text:list-item>
              <text:p text:style-name="P222">Permite trabajo entre un conjunto de procesadores.</text:p>
            </text:list-item>
            <text:list-item>
              <text:p text:style-name="P222">Sistemas muy confiables, si uno falla otro componente puede reemplazarlo.</text:p>
            </text:list-item>
          </text:list>
        </text:list-item>
      </text:list>
      <text:p text:style-name="P194"/>
      <text:p text:style-name="P194">Por el número de procesadores<text:span text:style-name="T60">:</text:span></text:p>
      <text:list xml:id="list1322267966" text:style-name="L10">
        <text:list-item>
          <text:p text:style-name="P215">SO multiproceso: Disponen de varios procesadores, comparten memoria y reloj.</text:p>
          <text:list>
            <text:list-item>
              <text:p text:style-name="P215">Multiprocesamiento simétrico: Cada procesador ejecuta una copia del SO</text:p>
            </text:list-item>
            <text:list-item>
              <text:p text:style-name="P215">Multiprocesamiento asimétrico: cada procesador tiene asignada una tarea y existe un procesador “master” que asigna tareas-</text:p>
            </text:list-item>
          </text:list>
        </text:list-item>
        <text:list-item>
          <text:p text:style-name="P215">SO mono proceso: Solo permiten realizar un proceso a la vez, simulan multitarea.</text:p>
        </text:list-item>
      </text:list>
      <text:p text:style-name="P159"/>
      <text:p text:style-name="P195">Por el numero de usuarios<text:span text:style-name="T60">:</text:span></text:p>
      <text:list xml:id="list3713119048" text:style-name="L11">
        <text:list-item>
          <text:p text:style-name="P216">Monousuario: Solo trabaja un usuario</text:p>
        </text:list-item>
        <text:list-item>
          <text:p text:style-name="P216">Multiusuario: Varios usuarios emplean los recursos del sistema a la vez.</text:p>
          <text:list>
            <text:list-item>
              <text:p text:style-name="P216">Pueden compartir dispositivos de almacenamiento y periféricos de salida.</text:p>
            </text:list-item>
            <text:list-item>
              <text:p text:style-name="P216">Pueden acceder a la misma base de datos en el ordenador principal.</text:p>
            </text:list-item>
          </text:list>
        </text:list-item>
      </text:list>
      <text:p text:style-name="P175"/>
      <text:p text:style-name="P195">Por el numero de procesos o tareas</text:p>
      <text:p text:style-name="P175">Un ordenador de un solo procesador solo puede atender una tarea a la vez, dependiendo del sistema operativo puede ser:</text:p>
      <text:list xml:id="list2604168915" text:style-name="L12">
        <text:list-item>
          <text:p text:style-name="P217">Monotarea: Solo puede ejecutar un programa a la vez (MS- DOS)</text:p>
        </text:list-item>
        <text:list-item>
          <text:p text:style-name="P217">Multitarea: Puede ejecutar var<text:span text:style-name="T76">i</text:span>os programas a la vez, <text:span text:style-name="T76">la UCP se reparte entre ellos.</text:span></text:p>
        </text:list-item>
      </text:list>
      <text:p text:style-name="P175"/>
      <text:p text:style-name="P159"/>
      <text:p text:style-name="P3">Introducción al sistema operativo</text:p>
      <text:p text:style-name="P1">Windows</text:p>
      <text:p text:style-name="P1"/>
      <text:p text:style-name="P4">1.- ¿Que es Windows?</text:p>
      <text:p text:style-name="P4"/>
      <text:p text:style-name="P6">Es el sistema operativo más extendido en la actualida<text:span text:style-name="T22">d</text:span> en ordenadores personales.</text:p>
      <text:list xml:id="list2605253343" text:style-name="L13">
        <text:list-item>
          <text:p text:style-name="P223">Tienen una interfaz gráfica.</text:p>
          <text:list>
            <text:list-item>
              <text:p text:style-name="P223">Windows 95 y 98 inician en MS-DOS <text:span text:style-name="T22">y al cargar se inicia la interfaz gráfica.</text:span></text:p>
            </text:list-item>
            <text:list-item>
              <text:p text:style-name="P224">De Windows XP en adelante el SO tiene su propio núcleo.</text:p>
            </text:list-item>
          </text:list>
        </text:list-item>
        <text:list-item>
          <text:p text:style-name="P223">Pueden ser mono, pseud<text:span text:style-name="T22">o</text:span> y multitarea dependiendo de la versión.</text:p>
          <text:list>
            <text:list-item>
              <text:p text:style-name="P223">A partir de Windows XP el SO fue multitarea real gracias al multiprocesamiento simétrico (SMP) </text:p>
            </text:list-item>
          </text:list>
        </text:list-item>
      </text:list>
      <text:p text:style-name="P6"/>
      <text:p text:style-name="P6"/>
      <text:p text:style-name="P5">2.- Periféricos de E/S en Windows.</text:p>
      <text:p text:style-name="P5"/>
      <text:p text:style-name="P7">Ratón</text:p>
      <text:p text:style-name="P16">Esencial para gestionar interfaz grafica.</text:p>
      <text:list xml:id="list518602432" text:style-name="L14">
        <text:list-item>
          <text:p text:style-name="P225">El usuario desplaza un puntero por la pantalla hasta los iconos y los activa.</text:p>
        </text:list-item>
        <text:list-item>
          <text:p text:style-name="P225">Windows emplea el ratón de dos botones</text:p>
          <text:list>
            <text:list-item>
              <text:p text:style-name="P225">Botón izquierdo hace las funciones de <text:span text:style-name="T23">la tecla </text:span>enter</text:p>
            </text:list-item>
            <text:list-item>
              <text:p text:style-name="P225">Botón derecho muestra el menú contextual</text:p>
            </text:list-item>
          </text:list>
        </text:list-item>
      </text:list>
      <text:p text:style-name="P17"/>
      <text:p text:style-name="P8">Teclado</text:p>
      <text:p text:style-name="P17">Empleado para escribir en determinadas casillas de Windows, también puede ser empleado para hacer las funciones de ratón. <text:s/>Puede poseer teclas específicas para Windows.</text:p>
      <text:p text:style-name="P17"/>
      <text:p text:style-name="P17"/>
      <text:p text:style-name="P28">3.- Elementos de Windows</text:p>
      <text:p text:style-name="P18"/>
      <text:p text:style-name="P9">Interfaz en modo gráfico: <text:span text:style-name="T25">El escritorio</text:span></text:p>
      <text:p text:style-name="P19">Al iniciar el SO aparece el escritorio en el que se sitúan:</text:p>
      <text:list xml:id="list452183746" text:style-name="L15">
        <text:list-item>
          <text:p text:style-name="P226">Iconos: <text:span text:style-name="T24">Empleados para representar objetos (archivos, unidades, programas…). Si hacemos doble clic, dependiendo del icono, abriremos una ventana que nos muestra su información, o ejecutaremos un programa.</text:span></text:p>
        </text:list-item>
        <text:list-item>
          <text:p text:style-name="P227">Ventanas: Es la forma en las que Windows no muestra la información.</text:p>
        </text:list-item>
        <text:list-item>
          <text:p text:style-name="P227">Barra de tareas: Situada en la parte inferior de las pantalla.</text:p>
          <text:list>
            <text:list-item>
              <text:p text:style-name="P227">Muestra aplicaciones abiertas hasta el momento.</text:p>
            </text:list-item>
            <text:list-item>
              <text:p text:style-name="P227">Muestra componentes esenciales par el manejo del mismo.</text:p>
            </text:list-item>
            <text:list-item>
              <text:p text:style-name="P228">Es configurable dependiendo de la versión</text:p>
            </text:list-item>
          </text:list>
        </text:list-item>
        <text:list-item>
          <text:p text:style-name="P228">Elementos: gadgets visuales en el escritorio.</text:p>
        </text:list-item>
      </text:list>
      <text:p text:style-name="P19"/>
      <text:p text:style-name="P10">Interfaz en modo texto: el intérprete de comandos</text:p>
      <text:p text:style-name="P19">También llamado símbolo del sistema se heredó de versiones antiguas de Windows. <text:span text:style-name="T26">Emplea comandos introducidos por teclado para cualquier operación.</text:span></text:p>
      <text:p text:style-name="P29">4.- Características de los directorios o carpetas</text:p>
      <text:p text:style-name="P30"/>
      <text:p text:style-name="P21">Un directorio es un conjunto de archivos y/o directorios agrupados según su contenido.</text:p>
      <text:p text:style-name="P21">Es un tipo de archivo que almacena información de los archivos y directorios contenidos.</text:p>
      <text:p text:style-name="P196"><text:span text:style-name="T2">N</text:span><text:span text:style-name="T1">o pueden existir dos directorios con el mismo nombre en la misma ruta.</text:span></text:p>
      <text:p text:style-name="P24">Dependiendo del sistema no pueden contener algunos caracteres especiales.</text:p>
      <text:p text:style-name="P197"><text:span text:style-name="T2">El directorio raíz es el primer directorio en orden de jerarquía y de él parte toda la estructura de almacenamiento. </text:span><text:span text:style-name="T3">Posee</text:span><text:span text:style-name="T4">n</text:span><text:span text:style-name="T3"> las siguientes características:</text:span></text:p>
      <text:p text:style-name="P25"/>
      <text:p text:style-name="P13">Identificación</text:p>
      <text:list xml:id="list1287553596" text:style-name="L16">
        <text:list-item>
          <text:p text:style-name="P229">Nombre: Identifica al directorio, es obligatorio y sus reglas quedan determinadas por su sistema de archivos de la versión del SO utilizado.</text:p>
        </text:list-item>
        <text:list-item>
          <text:p text:style-name="P230">Extensión: Los directorios no llevan extensión</text:p>
        </text:list-item>
      </text:list>
      <text:p text:style-name="P22"/>
      <text:p text:style-name="P11">Propiedades</text:p>
      <text:list xml:id="list3157022670" text:style-name="L17">
        <text:list-item>
          <text:p text:style-name="P231">Tamaño: varían dependiendo de la cantidad de bytes que necesitan.</text:p>
        </text:list-item>
        <text:list-item>
          <text:p text:style-name="P231">Ubicación: Siempre almacenados en un directorio, estos parten del directorio raíz. Poseen una ubicación referenciada por una ruta.</text:p>
        </text:list-item>
      </text:list>
      <text:p text:style-name="P20"/>
      <text:p text:style-name="P11">Información sobre el directorio</text:p>
      <text:list xml:id="list1221900181" text:style-name="L18">
        <text:list-item>
          <text:p text:style-name="P232">Deben tener una fecha de creación</text:p>
        </text:list-item>
        <text:list-item>
          <text:p text:style-name="P232">Tendrán unos atributos</text:p>
        </text:list-item>
      </text:list>
      <text:p text:style-name="P22"/>
      <text:p text:style-name="P12">Atributos</text:p>
      <text:p text:style-name="P23">Propiedades o permisos que tenemos sobre las carpetas.</text:p>
      <text:list xml:id="list662527042" text:style-name="L19">
        <text:list-item>
          <text:p text:style-name="P233">Solo de lectura (R): No se podrá borrar ni modificar, solo se puede visualizar.</text:p>
        </text:list-item>
        <text:list-item>
          <text:p text:style-name="P233">De archivo (A): Para saber si se ha modificado o no un directorio o carpeta.</text:p>
        </text:list-item>
        <text:list-item>
          <text:p text:style-name="P233">De sistema (S): Más habitual en archivos, indica que es de sistema dándole unas características especiales como oculto y solo lectura.</text:p>
        </text:list-item>
        <text:list-item>
          <text:p text:style-name="P233">Oculto (H): El directorio permanece oculto durante las operaciones normales.</text:p>
        </text:list-item>
      </text:list>
      <text:p text:style-name="P23"/>
      <text:p text:style-name="P12">Operaciones <text:span text:style-name="T27">realizables con directorios</text:span></text:p>
      <text:list xml:id="list3361820013" text:style-name="L20">
        <text:list-item>
          <text:p text:style-name="P234">Creación (create): Hacer que el directorio exista.</text:p>
        </text:list-item>
        <text:list-item>
          <text:p text:style-name="P234">Consulta (opendir): Ver lo que los archivos o directorios contienen.</text:p>
        </text:list-item>
        <text:list-item>
          <text:p text:style-name="P234">Actualización (updatedir): Añadir o borrar elementos del directorio.</text:p>
        </text:list-item>
        <text:list-item>
          <text:p text:style-name="P234">Borrado (delete): Eliminar el directorio y su contenido.</text:p>
        </text:list-item>
        <text:list-item>
          <text:p text:style-name="P234">Renombrado (rename): Cambiar el nombre al directorio.</text:p>
        </text:list-item>
      </text:list>
      <text:p text:style-name="P24"/>
      <text:p text:style-name="P31">5.- Directorios especiales</text:p>
      <text:p text:style-name="P26"/>
      <text:p text:style-name="P14">Directorio raíz</text:p>
      <text:list xml:id="list4254470176" text:style-name="L21">
        <text:list-item>
          <text:p text:style-name="P235">Directorio inicial de la estructura de directorios</text:p>
        </text:list-item>
        <text:list-item>
          <text:p text:style-name="P235">Existe una raíz por cada unida de de almacenamiento</text:p>
        </text:list-item>
        <text:list-item>
          <text:p text:style-name="P237">El directorio raíz corresponde con una letra por unidad de almacenamiento</text:p>
        </text:list-item>
      </text:list>
      <text:p text:style-name="P26"/>
      <text:p text:style-name="P14">Directorio actual</text:p>
      <text:list xml:id="list2952093558" text:style-name="L22">
        <text:list-item>
          <text:p text:style-name="P236">Hace referencia la directorio en el que estamos, se representa con un punto (.)</text:p>
        </text:list-item>
      </text:list>
      <text:p text:style-name="P26"/>
      <text:p text:style-name="P14">Directorio padre</text:p>
      <text:list xml:id="list3983103117" text:style-name="L23">
        <text:list-item>
          <text:p text:style-name="P241"><text:span text:style-name="T28">Hace referencia al directorio padre </text:span><text:span text:style-name="T29">de</text:span><text:span text:style-name="T28">l que nos encontramos, se representa con dos puntos (..)</text:span></text:p>
        </text:list-item>
        <text:list-item>
          <text:p text:style-name="P238">El directorio raíz no tiene padre.</text:p>
        </text:list-item>
      </text:list>
      <text:p text:style-name="P32"><text:soft-page-break/>6.- Operaciones sobre directorios y carpetas</text:p>
      <text:p text:style-name="P32"/>
      <text:p text:style-name="P15">En <text:span text:style-name="T42">modo</text:span> gráfico</text:p>
      <text:p text:style-name="P27">Empleamos el explorador de archivos. En su parte izquierda nos muestra los iconos que aparecen en el escritorio y en su parte derecha el contenido de la carpeta.</text:p>
      <text:list xml:id="list75317702" text:style-name="L24">
        <text:list-item>
          <text:p text:style-name="P239">Para crear carpetas debemos de situarnos en un directorio en la cual se van a crear las carpetas. Pulsaremos el botón derecho del ratón y en el menú contextual seleccionaremos <text:span text:style-name="T30">nuevo &gt; carpeta</text:span><text:span text:style-name="T38"> </text:span><text:span text:style-name="T39">y le pondremos un nombre.</text:span></text:p>
        </text:list-item>
        <text:list-item>
          <text:p text:style-name="P242">Para ver el contenido de las carpetas hemos de hacer doble clic con el puntero del ratón en la carpeta deseada.</text:p>
        </text:list-item>
        <text:list-item>
          <text:p text:style-name="P240"><text:span text:style-name="T38">Para eliminar carpetas la tenemos que seccionar y pulsar las tecla </text:span><text:span text:style-name="T30">Supr</text:span><text:span text:style-name="T38"> o bien hacer clic derecho en el ratón para seleccionar </text:span><text:span text:style-name="T30"><text:s/>enviar a papelera de reciclaje.</text:span></text:p>
          <text:list>
            <text:list-item>
              <text:p text:style-name="P240"><text:span text:style-name="T38">Si pulsamos </text:span><text:span text:style-name="T30">Shift + Supr eliminamos la carpeta sin pasar por la papelera.</text:span></text:p>
            </text:list-item>
            <text:list-item>
              <text:p text:style-name="P243">Si las carpetas o archivos tienen determinadas propiedades o están siendo usadas por alguna aplicación, no las podremos eliminar.</text:p>
            </text:list-item>
          </text:list>
        </text:list-item>
        <text:list-item>
          <text:p text:style-name="P243">Para copiar una carpeta podemos...</text:p>
          <text:list>
            <text:list-item>
              <text:p text:style-name="P243">Pinchar sobre al archivo y arrastrar a las carpeta deseada</text:p>
            </text:list-item>
            <text:list-item>
              <text:p text:style-name="P243">Hacer clic derecho sobre las carpeta deseada seleccionar copiar y después en la carpeta destino hacer de nuevo clic derecho y seleccionar pegar</text:p>
            </text:list-item>
            <text:list-item>
              <text:p text:style-name="P245">También se pueden emplear las teclas <text:span text:style-name="T30">control + C </text:span>y después <text:span text:style-name="T30">control + V</text:span></text:p>
            </text:list-item>
          </text:list>
        </text:list-item>
        <text:list-item>
          <text:p text:style-name="P244"><text:span text:style-name="T41">P</text:span>ara <text:span text:style-name="T41">mover</text:span> una carpeta podemos...</text:p>
          <text:list>
            <text:list-item>
              <text:p text:style-name="P244">Hacer clic derecho sobre las carpeta deseada seleccionar <text:span text:style-name="T31">cortar</text:span> y después en la carpeta destino hacer de nuevo clic derecho y seleccionar <text:span text:style-name="T30">pegar</text:span></text:p>
            </text:list-item>
            <text:list-item>
              <text:p text:style-name="P245">También se pueden emplear las teclas <text:span text:style-name="T30">control + X </text:span>y después <text:span text:style-name="T30">control + V</text:span></text:p>
            </text:list-item>
          </text:list>
        </text:list-item>
        <text:list-item>
          <text:p text:style-name="P246">Para cambiar el nombre de una carpeta podemos…</text:p>
          <text:list>
            <text:list-item>
              <text:p text:style-name="P246">Seleccionarla con el botón izquierdo del ratón y pulsar <text:span text:style-name="T30">F2</text:span></text:p>
            </text:list-item>
            <text:list-item>
              <text:p text:style-name="P246">Seleccionarla con el botón derecho del ratón y pulsar<text:span text:style-name="T30"> cambiar nombre</text:span>.</text:p>
            </text:list-item>
          </text:list>
        </text:list-item>
        <text:list-item>
          <text:p text:style-name="P247">Para visualizar o asignar atributos debemos ir a propiedades de la carpeta con el desplegable del botón derecho del ratón. En la parte inferior de la ventana están.</text:p>
        </text:list-item>
      </text:list>
      <text:p text:style-name="P37"/>
      <text:p text:style-name="P105">En modo texto</text:p>
      <text:p text:style-name="P33">Empleamos la consola de comandos. En ella nos aparece el <text:span text:style-name="T30">promt</text:span> que nos indica la ruta en la que nos encontramos y mediante ordenes realizamos las acciones pertinentes.</text:p>
      <text:list xml:id="list722900307" text:style-name="L25">
        <text:list-item>
          <text:p text:style-name="P250">Para <text:span text:style-name="T43">crear carpetas usamos el comando </text:span><text:span text:style-name="T32">MD</text:span><text:span text:style-name="T43"> seguido del nombre de la carpeta.</text:span></text:p>
        </text:list-item>
        <text:list-item>
          <text:p text:style-name="P251">Para ver el contenido de la carpeta usamos el comando <text:span text:style-name="T30">DIR</text:span> </text:p>
        </text:list-item>
        <text:list-item>
          <text:p text:style-name="P251">Para movernos por las carpetas usamos el comando <text:span text:style-name="T30">CD</text:span> Seguido del nombre de la carpeta destino o dos puntos (..) para volver a la carpeta anterior. También se puede incluir la ruta <text:s/>hasta la carpeta destino.</text:p>
        </text:list-item>
        <text:list-item>
          <text:p text:style-name="P251">Para visualizar la estructura de directorios usamos el comando <text:span text:style-name="T30">TREE</text:span></text:p>
        </text:list-item>
        <text:list-item>
          <text:p text:style-name="P251">Para eliminar directorios o carpetas usamos el comando<text:span text:style-name="T30"> RD </text:span><text:span text:style-name="T44">seguido del nombre de la carpeta.</text:span></text:p>
          <text:list>
            <text:list-item>
              <text:p text:style-name="P252">Solo se pueden eliminar carpetas vacías.</text:p>
            </text:list-item>
            <text:list-item>
              <text:p text:style-name="P252">Añadiendo <text:span text:style-name="T30">/S </text:span>podemos borrar aunque no esté vacía la carpeta.</text:p>
            </text:list-item>
          </text:list>
        </text:list-item>
        <text:list-item>
          <text:p text:style-name="P253">Para mover o copiar archivos usaremos los comandos <text:span text:style-name="T30">MOVE y XCOPY </text:span></text:p>
        </text:list-item>
        <text:list-item>
          <text:p text:style-name="P253">Para renombrar una carpeta usaremos el comando <text:span text:style-name="T30">REN </text:span></text:p>
        </text:list-item>
        <text:list-item>
          <text:p text:style-name="P248">Para visualizar los atributos usaremos el comando<text:span text:style-name="T30"> ATTRIB </text:span></text:p>
        </text:list-item>
        <text:list-item>
          <text:p text:style-name="P323">Para visualizar el contenido de un fichero usamos el comando TYPE</text:p>
        </text:list-item>
      </text:list>
      <text:p text:style-name="P34"/>
      <text:p text:style-name="P96">7.- Características de los archivos</text:p>
      <text:p text:style-name="P95"/>
      <text:p text:style-name="P35">También llamados ficheros, representan una colección de información localizada en alguna parte del sistema de archivos.</text:p>
      <text:list xml:id="list3518597261" text:style-name="L26">
        <text:list-item>
          <text:p text:style-name="P254">Deben tener un formato y ser de un tipo concreto.</text:p>
        </text:list-item>
      </text:list>
      <text:list xml:id="list523828175" text:style-name="L27">
        <text:list-item>
          <text:list>
            <text:list-item>
              <text:p text:style-name="P326"><text:span text:style-name="T6">Nombre y extensión: </text:span><text:span text:style-name="T7">El nombre es obligatorio y la extensión opcional.</text:span></text:p>
            </text:list-item>
            <text:list-item>
              <text:p text:style-name="P255">Información sobre el archivo</text:p>
              <text:list>
                <text:list-item>
                  <text:p text:style-name="P255">Fecha de creación, modificación y acceso</text:p>
                </text:list-item>
                <text:list-item>
                  <text:p text:style-name="P255">Atributos</text:p>
                </text:list-item>
              </text:list>
            </text:list-item>
            <text:list-item>
              <text:p text:style-name="P256">Tamaño: En bytes o múltiplos de este. Dependerá del sistema de archivos del soporte de almacenamiento que lo contenga.</text:p>
            </text:list-item>
            <text:list-item>
              <text:p text:style-name="P256">Ubicación: En un directorio o subdirectorio.</text:p>
            </text:list-item>
          </text:list>
        </text:list-item>
        <text:list-item>
          <text:p text:style-name="P256">Se dividen en ejecutables y no ejecutables.</text:p>
        </text:list-item>
        <text:list-item>
          <text:p text:style-name="P331"><text:span text:style-name="T8">S</text:span><text:span text:style-name="T5">on independientes unos de otros, pero pueden estar interrelacionados</text:span></text:p>
        </text:list-item>
        <text:list-item>
          <text:p text:style-name="P257">Almacenan información permanente</text:p>
        </text:list-item>
        <text:list-item>
          <text:p text:style-name="P257">Pueden ser usados por varios programas o uno solo</text:p>
        </text:list-item>
      </text:list>
      <text:p text:style-name="P39"/>
      <text:p text:style-name="P199"><text:span text:style-name="T15">8.- Operaciones, </text:span><text:span text:style-name="T16">organización y compresión de</text:span><text:span text:style-name="T15"> los archivos</text:span></text:p>
      <text:p text:style-name="P36"/>
      <text:p text:style-name="P106">Operaciones</text:p>
      <text:p text:style-name="P37">Se pueden realizar las siguientes operaciones:</text:p>
      <text:list xml:id="list381138486" text:style-name="L28">
        <text:list-item>
          <text:p text:style-name="P249">Creación: Al crearlo hay que darle un nombre y extensión el sistema asigna automáticamente hora, fecha, tamaño, etc.</text:p>
        </text:list-item>
        <text:list-item>
          <text:p text:style-name="P249">Consultar: acceder a este para ver su contenido</text:p>
        </text:list-item>
        <text:list-item>
          <text:p text:style-name="P249">Actualización: Modificar el contenido del archivo.</text:p>
        </text:list-item>
        <text:list-item>
          <text:p text:style-name="P249">Borrado: Elimina el archivo</text:p>
        </text:list-item>
        <text:list-item>
          <text:p text:style-name="P249">Renombrado: Cambiar el nombre del archivo</text:p>
        </text:list-item>
      </text:list>
      <text:p text:style-name="P37"/>
      <text:p text:style-name="P106">Organización</text:p>
      <text:p text:style-name="P38">Se organizan de la siguiente manera</text:p>
      <text:list xml:id="list2106159855" text:style-name="L29">
        <text:list-item>
          <text:p text:style-name="P258">Siempre tienen un nombre</text:p>
        </text:list-item>
        <text:list-item>
          <text:p text:style-name="P258">Se ubican en directorios</text:p>
        </text:list-item>
        <text:list-item>
          <text:p text:style-name="P258">No pueden existir dos archivos con el mismo nombre en la misma ruta</text:p>
        </text:list-item>
        <text:list-item>
          <text:p text:style-name="P258">No hay distinción entre mayúsculas y minúsculas</text:p>
        </text:list-item>
        <text:list-item>
          <text:p text:style-name="P258">Se organizan en jerarquías de carpetas</text:p>
        </text:list-item>
        <text:list-item>
          <text:p text:style-name="P258">El SO puede asignarles atributos</text:p>
        </text:list-item>
      </text:list>
      <text:p text:style-name="P38"/>
      <text:p text:style-name="P107">Compresión</text:p>
      <text:p text:style-name="P40">Consiste en hacer que el archivo ocupe menos espacio</text:p>
      <text:list xml:id="list665246478" text:style-name="L30">
        <text:list-item>
          <text:p text:style-name="P259">Se emplean herramientas de compresión</text:p>
        </text:list-item>
        <text:list-item>
          <text:p text:style-name="P259">Solo se pueden abrir con la herramienta adecuada.</text:p>
        </text:list-item>
      </text:list>
      <text:p text:style-name="P40"/>
      <text:p text:style-name="P97">9.- Caracteres de comodín</text:p>
      <text:p text:style-name="P40"/>
      <text:p text:style-name="P200"><text:span text:style-name="T15">Se emplean en la consola de comandos y se utilizan para identificar varios archivos a la vez. La mayoría de ordenes aceptan caracteres comodín excepto </text:span><text:span text:style-name="T17">TYPE</text:span></text:p>
      <text:list xml:id="list1871270122" text:style-name="L31">
        <text:list-item>
          <text:p text:style-name="P260">Carácter “?”: Representa cualquier carácter válido</text:p>
        </text:list-item>
        <text:list-item>
          <text:p text:style-name="P260">Carácter “*”:. Representa uno o más caracteres válidos</text:p>
        </text:list-item>
      </text:list>
      <text:p text:style-name="P147">Introducción al sistema operativo</text:p>
      <text:p text:style-name="P148">Windows – Parte II</text:p>
      <text:p text:style-name="P148"/>
      <text:p text:style-name="P98">1.- Operaciones con archivos</text:p>
      <text:p text:style-name="P98"/>
      <text:p text:style-name="P108">Crear un archivo</text:p>
      <text:p text:style-name="P41">Crear un archivo consiste en hacer que el fichero exista dentro de una estructura de archivos asignándole un nombre y una extensión.</text:p>
      <text:list xml:id="list85372309" text:style-name="L32">
        <text:list-item>
          <text:p text:style-name="P261"><text:span text:style-name="T47">En entorno grafico</text:span>: Situando el puntero dentro la ventana hacemos clic derecho y seleccionamos <text:span text:style-name="T46">el nuevo tipo de archivo que deseamos crear</text:span>.</text:p>
        </text:list-item>
        <text:list-item>
          <text:p text:style-name="P262">Entorno de comandos: C<text:span text:style-name="T45">reamos un archivo </text:span>c<text:span text:style-name="T45">on </text:span><text:span text:style-name="T33">EDIT</text:span><text:span text:style-name="T45">, hemos de asignarle nombre y extensión</text:span></text:p>
        </text:list-item>
      </text:list>
      <text:p text:style-name="P42"/>
      <text:p text:style-name="P109">Ver el contenido de un archivo</text:p>
      <text:p text:style-name="P43">Para ver el contenido de una archivo hay que editarlo utilizando el programa o la orden correspondiente. Podemos visualizar tantos documentos como queramos. </text:p>
      <text:p text:style-name="P43">Existe la posibilidad de guardar el archivo editado almacenándolo en un disco. </text:p>
      <text:list xml:id="list2264449947" text:style-name="L33">
        <text:list-item>
          <text:p text:style-name="P263"><text:span text:style-name="T47">En entorno grafico</text:span>: <text:span text:style-name="T50">Emplear el programa adecuado al tipo de archivo.</text:span></text:p>
        </text:list-item>
        <text:list-item>
          <text:p text:style-name="P268">Entorno de comandos: Emplear la orden <text:span text:style-name="T30">TYPE</text:span> y la ruta del archivo</text:p>
        </text:list-item>
      </text:list>
      <text:p text:style-name="P44"/>
      <text:p text:style-name="P110">Imprimir un archivo</text:p>
      <text:list xml:id="list1492524223" text:style-name="L34">
        <text:list-item>
          <text:p text:style-name="P264"><text:span text:style-name="T47">En entorno grafico</text:span>: <text:s/><text:span text:style-name="T51">Desde la aplicación a la que esté vinculado el archivo hemos de pulsar el icono de la impresora.</text:span></text:p>
        </text:list-item>
        <text:list-item>
          <text:p text:style-name="P269">En entorno de comandos: Empleamos la orden <text:span text:style-name="T30">PRINT</text:span></text:p>
        </text:list-item>
      </text:list>
      <text:p text:style-name="P45"/>
      <text:p text:style-name="P111">Cambiar el nombre de un archivo</text:p>
      <text:p text:style-name="P45">Esta operación también se puede hacer en directorios.</text:p>
      <text:list xml:id="list3606835894" text:style-name="L35">
        <text:list-item>
          <text:p text:style-name="P265"><text:span text:style-name="T47">En entorno grafico</text:span>: <text:span text:style-name="T51">Pulsamos con el botón derecho sobre el icono y en el menú seleccionamos “cambiar nombre” y en el cuadro que nos aparece ponemos el nuevo nombre.</text:span></text:p>
        </text:list-item>
        <text:list-item>
          <text:p text:style-name="P270">En entorno de comandos: <text:s/>Usamos el comando <text:span text:style-name="T30">REN</text:span></text:p>
        </text:list-item>
      </text:list>
      <text:p text:style-name="P45"/>
      <text:p text:style-name="P112">Copiar y mover archivos</text:p>
      <text:p text:style-name="P46">Tenemos que tener una carpeta de origen y una de destino.</text:p>
      <text:list xml:id="list821095078" text:style-name="L36">
        <text:list-item>
          <text:p text:style-name="P266"><text:span text:style-name="T47">En entorno grafico</text:span>: </text:p>
          <text:list>
            <text:list-item>
              <text:p text:style-name="P271">Podemos emplear las opciones cortar,copiar y pegar de la linea de menú.</text:p>
            </text:list-item>
            <text:list-item>
              <text:p text:style-name="P271">Podemos arrastrar un archivo de una carpeta a otra.</text:p>
              <text:list>
                <text:list-item>
                  <text:p text:style-name="P271">Si es a diferentes unidades copiamos, en la misma unidad movemos</text:p>
                </text:list-item>
              </text:list>
            </text:list-item>
          </text:list>
        </text:list-item>
        <text:list-item>
          <text:p text:style-name="P271">En entorno de comandos: Utilizamos los comandos <text:span text:style-name="T30">COPY, XCOPY, </text:span>y para mover<text:span text:style-name="T30"> MOVE</text:span></text:p>
        </text:list-item>
      </text:list>
      <text:p text:style-name="P41"/>
      <text:p text:style-name="P114">Eliminar archivos</text:p>
      <text:list xml:id="list495018050" text:style-name="L37">
        <text:list-item>
          <text:p text:style-name="P267"><text:span text:style-name="T47">En entorno grafico</text:span>: </text:p>
          <text:list>
            <text:list-item>
              <text:p text:style-name="P272">Seleccionaremos el archivo y pulsaremos la tecla <text:span text:style-name="T30">Supr</text:span> </text:p>
            </text:list-item>
            <text:list-item>
              <text:p text:style-name="P272">Con el botón derecho de ratón elegiremos eliminar en el menú contextual</text:p>
            </text:list-item>
          </text:list>
        </text:list-item>
        <text:list-item>
          <text:p text:style-name="P272">En entorno de comandos: Usamos los comandos <text:span text:style-name="T30">DEL y ERASE</text:span></text:p>
        </text:list-item>
      </text:list>
      <text:p text:style-name="P101">2.- Atributos de los archivos</text:p>
      <text:list xml:id="list2923421840" text:style-name="L38">
        <text:list-item>
          <text:p text:style-name="P273">En entrono gráfico: Con el botón derecho seleccionamos propiedades y en la pestaña <text:span text:style-name="T30">General</text:span> están las casillas Solo lectura y Oculto que se pueden marcar o desmarcar.</text:p>
        </text:list-item>
        <text:list-item>
          <text:p text:style-name="P273">En entorno de comando:</text:p>
          <text:list>
            <text:list-item>
              <text:p text:style-name="P273">Se usa la orden <text:span text:style-name="T30">ATTRIB</text:span> <text:span text:style-name="T48">de diferentes formas.</text:span></text:p>
              <text:list>
                <text:list-item>
                  <text:p text:style-name="P274">Sin parámetros muestra los atributos de todos los ficheros</text:p>
                </text:list-item>
                <text:list-item>
                  <text:p text:style-name="P274">Con parámetros nos muestra lo que le especifiquemos en los parámetros.</text:p>
                </text:list-item>
              </text:list>
            </text:list-item>
          </text:list>
        </text:list-item>
      </text:list>
      <text:p text:style-name="P47"/>
      <text:p text:style-name="P99">3.- Buscar archivos</text:p>
      <text:list xml:id="list1112101710" text:style-name="L39">
        <text:list-item>
          <text:p text:style-name="P275">En entrono gráfico: Pulsaremos el botón de inicio y seleccionaremos buscar e introduciremos el parámetro de búsqueda.</text:p>
        </text:list-item>
        <text:list-item>
          <text:p text:style-name="P275">En entorno de comando: Empleamos el comando <text:span text:style-name="T30">DIR</text:span> seguido del parámetro de búsqueda.</text:p>
        </text:list-item>
      </text:list>
      <text:p text:style-name="P48"/>
      <text:p text:style-name="P100">4.- Operaciones generales en un SO</text:p>
      <text:p text:style-name="P48"/>
      <text:p text:style-name="P113">Limpiar el escritorio:</text:p>
      <text:list xml:id="list2165178282" text:style-name="L40">
        <text:list-item>
          <text:p text:style-name="P276">En entorno gráfico: <text:span text:style-name="T49">Cerramos o minimizamos ventanas</text:span></text:p>
        </text:list-item>
        <text:list-item>
          <text:p text:style-name="P277">EN entorno de comando: Usamos la orden <text:span text:style-name="T30">CLS</text:span></text:p>
        </text:list-item>
      </text:list>
      <text:p text:style-name="P49"/>
      <text:p text:style-name="P115">Cambiar fecha y hora:</text:p>
      <text:list xml:id="list106430727" text:style-name="L41">
        <text:list-item>
          <text:p text:style-name="P278">En entorno gráfico: Desde panel de control seleccionar “cambiar fecha y hora”</text:p>
        </text:list-item>
        <text:list-item>
          <text:p text:style-name="P278">En entorno de comando: Usamos las ordenes <text:span text:style-name="T30">DATE</text:span> y <text:span text:style-name="T30">TIME</text:span></text:p>
        </text:list-item>
      </text:list>
      <text:p text:style-name="P50"/>
      <text:p text:style-name="P115">Ayuda:</text:p>
      <text:list xml:id="list2104524093" text:style-name="L42">
        <text:list-item>
          <text:p text:style-name="P279">En entorno gráfico: Cada ventana hay un icono con una interrogación que al pincharlo la muestra.</text:p>
        </text:list-item>
        <text:list-item>
          <text:p text:style-name="P279">En entorno de comando: Empleamos el comando <text:span text:style-name="T30">HELP</text:span></text:p>
        </text:list-item>
      </text:list>
      <text:p text:style-name="P50"/>
      <text:p text:style-name="P115">Versión del SO:</text:p>
      <text:list xml:id="list389105563" text:style-name="L43">
        <text:list-item>
          <text:p text:style-name="P280">En entorno gráfico: Pulsamos panel de control, sistema, propiedades y general</text:p>
        </text:list-item>
        <text:list-item>
          <text:p text:style-name="P280">En entorno grafico: Usamos el comando <text:span text:style-name="T30">VER</text:span></text:p>
        </text:list-item>
      </text:list>
      <text:p text:style-name="P50"/>
      <text:p text:style-name="P102">5.- Gestión de discos</text:p>
      <text:p text:style-name="P51"/>
      <text:p text:style-name="P116">Dar formato a unidades de almacenamiento</text:p>
      <text:list xml:id="list3696405457" text:style-name="L44">
        <text:list-item>
          <text:p text:style-name="P281">En entorno gráfico: Común e todas las versiones de Windows, vamos a Mi PC, seleccionamos la unidad correspondiente con el botón derecho del ratón y seleccionamos “Formatear”, en la ventana emergente tendremos…</text:p>
          <text:list>
            <text:list-item>
              <text:p text:style-name="P281">Opciones de formato: Rápido o completo.</text:p>
            </text:list-item>
            <text:list-item>
              <text:p text:style-name="P283">Crear un disco de inicio: Nos permite crear una unidad externa de arranque.</text:p>
            </text:list-item>
            <text:list-item>
              <text:p text:style-name="P283">Capacidad: Nos indica la capacidad de la unidad en cuestión.</text:p>
            </text:list-item>
            <text:list-item>
              <text:p text:style-name="P283">Sistema de archivos: Nos permite seleccionar el sistema de archivos a asignar.</text:p>
            </text:list-item>
            <text:list-item>
              <text:p text:style-name="P283">Tamaño de la unidad de asignación: Permite selecciona el tamaño del clúster.</text:p>
            </text:list-item>
            <text:list-item>
              <text:p text:style-name="P283">Habilitar compresión: Solo en formato <text:span text:style-name="T30">NTFS </text:span>y en discos de más de 512MB Los datos son comprimidos al ser almacenados si que el usuario lo note.</text:p>
            </text:list-item>
          </text:list>
        </text:list-item>
        <text:list-item>
          <text:p text:style-name="P283">En entorno de comando:</text:p>
          <text:list>
            <text:list-item>
              <text:p text:style-name="P282">Opciones de formato: <text:span text:style-name="T52">Usamos el comando </text:span><text:span text:style-name="T34">FORMAT</text:span><text:span text:style-name="T52"> seguido de la unidad</text:span>.</text:p>
            </text:list-item>
            <text:list-item>
              <text:p text:style-name="P283">Crear un disco de inicio: Empleamos <text:span text:style-name="T30">SYS</text:span> seguido de la unidad.</text:p>
            </text:list-item>
            <text:list-item>
              <text:p text:style-name="P283">C<text:span text:style-name="T53">ambiar la etiqueta: Usar el comando </text:span><text:span text:style-name="T35">VOL</text:span></text:p>
            </text:list-item>
          </text:list>
        </text:list-item>
      </text:list>
      <text:p text:style-name="P52"/>
      <text:p text:style-name="P117">Defragmentador de discos</text:p>
      <text:p text:style-name="P53">Esta herramienta sirve para reorganizar los clusters del disco duro que han quedado desorganizados <text:s/>tras mucho uso de este. Gracias la defragmentación el rendimiento de nuestro sistema puede mejorar.</text:p>
      <text:p text:style-name="P53"/>
      <text:p text:style-name="P118">Liberar espacio en disco</text:p>
      <text:p text:style-name="P53">Debido a la instalación de programas, la navegación por internet y la descarga de archivos, podemos terminar llenando nuestro disco duro pueden hacer que el sistema vaya más lento por lo que es necesario emplear alguna herramienta de limpieza de disco. Windows dispone del ”liberador de espacio en disco”</text:p>
      <text:p text:style-name="P53"/>
      <text:p text:style-name="P118">Comprobación de discos</text:p>
      <text:p text:style-name="P54">Si creemos que nuestro disco duro puede tener sectores defectuosos podemos utilizar la herramienta de “comprobación de discos” para intentar reparar enlaces desde la tabla de asignación con la zona de datos o recuperar errores físicos.</text:p>
      <text:p text:style-name="P54"/>
      <text:p text:style-name="P119">Convertir el sistema de archivos de un disco</text:p>
      <text:p text:style-name="P54">Podemos convertir un sistema de archivos FAT a un sistema NTFS, Si la conversión se lleva en el disco duro donde está el SO se hará durante el próximo reinicio. Este proceso no es reversible salvo si se emplea software adecuado.</text:p>
      <text:p text:style-name="P55"/>
      <text:p text:style-name="P55"/>
      <text:p text:style-name="P55"/>
      <text:p text:style-name="P149">Comandos básicos de</text:p>
      <text:p text:style-name="P149">MS-DOS/Windows</text:p>
      <text:p text:style-name="P149"/>
      <text:p text:style-name="P120">ATTRIB</text:p>
      <text:p text:style-name="P56">Muestra o cambia los atributos de un archivo, mediante los símbolos + ó – agregamos o quitamos atributos. Se pueden usar comodines y modificadores.</text:p>
      <text:list xml:id="list1339619286" text:style-name="L45">
        <text:list-item>
          <text:p text:style-name="P284">R – Solo lectura (<text:span text:style-name="T30">Read-Only</text:span>)</text:p>
        </text:list-item>
        <text:list-item>
          <text:p text:style-name="P284">A – Archivo (<text:span text:style-name="T30">Archive</text:span>)</text:p>
        </text:list-item>
        <text:list-item>
          <text:p text:style-name="P284">S – Sistema (<text:span text:style-name="T30">System</text:span>)</text:p>
        </text:list-item>
        <text:list-item>
          <text:p text:style-name="P284">H – Oculto (<text:span text:style-name="T30">Hidden</text:span>)</text:p>
        </text:list-item>
      </text:list>
      <text:p text:style-name="P56"/>
      <text:p text:style-name="P120">CD/CHDIR</text:p>
      <text:p text:style-name="P56">Muestra el nombre o cambia al directorio actual.</text:p>
      <text:list xml:id="list3981235542" text:style-name="L46">
        <text:list-item>
          <text:p text:style-name="P285">CD\ nos lleva a la unidad de raíz activa</text:p>
        </text:list-item>
        <text:list-item>
          <text:p text:style-name="P285">CD.. nos leva al directorio padre, añadiendo \.. subiremos un nivel adicional</text:p>
        </text:list-item>
        <text:list-item>
          <text:p text:style-name="P285">CD “ruta del directorio” no lleva a donde hemos especificado.</text:p>
        </text:list-item>
        <text:list-item>
          <text:p text:style-name="P285">CD “unidad” nos lleva a la unidad elegida</text:p>
        </text:list-item>
      </text:list>
      <text:p text:style-name="P57"/>
      <text:p text:style-name="P121">CHKDSK</text:p>
      <text:p text:style-name="P57">Comprueba el disco y muestra un informe de estado. Hay que especificar la letra de la unidad. Posee varios modificadores.</text:p>
      <text:list xml:id="list2347582502" text:style-name="L47">
        <text:list-item>
          <text:p text:style-name="P286">/F Corrige errores del disco</text:p>
        </text:list-item>
        <text:list-item>
          <text:p text:style-name="P286">/V (FAT) muestra nombe y ruta de cada archivo en disco</text:p>
        </text:list-item>
        <text:list-item>
          <text:p text:style-name="P286">/V (NTFS) Muestra mensajes de error si los hay</text:p>
        </text:list-item>
        <text:list-item>
          <text:p text:style-name="P286">/R Encuentra sectores dañados y recupera la informacion legible</text:p>
        </text:list-item>
      </text:list>
      <text:p text:style-name="P57"/>
      <text:list xml:id="list102148802221607" text:continue-numbering="true" text:style-name="L47">
        <text:list-item>
          <text:p text:style-name="P286"><text:soft-page-break/>/X obliga al volumen a desmontarde si de necesario</text:p>
        </text:list-item>
        <text:list-item>
          <text:p text:style-name="P286">/I (solo <text:s/>NTFS) Realiza comprobación menos exhaustiva de las entradas de indice</text:p>
        </text:list-item>
        <text:list-item>
          <text:p text:style-name="P286">/<text:span text:style-name="T54">C (solo NTFS) Omite la comprobación de ciclos en la estructura de carpetas.</text:span></text:p>
          <text:list>
            <text:list-item>
              <text:p text:style-name="P287">/I y /C reducen tiempo de ejecución.</text:p>
            </text:list-item>
          </text:list>
        </text:list-item>
      </text:list>
      <text:p text:style-name="P58"/>
      <text:p text:style-name="P122">CLS</text:p>
      <text:p text:style-name="P59">Borra el texto de la pantalla de la consola</text:p>
      <text:p text:style-name="P59"/>
      <text:p text:style-name="P123">COLOR</text:p>
      <text:p text:style-name="P59">Establece los colores de fondo y primer plano de la consola. Los atributos están especificados en dos dígitos hexadecimales. El primero corresponde con el fondo y el segundo con las letras.</text:p>
      <text:p text:style-name="P59"/>
      <text:p text:style-name="P123">COMP</text:p>
      <text:p text:style-name="P60">Compara el contenido de dos archivos o un conjunto de estos.</text:p>
      <text:list xml:id="list3752368184" text:style-name="L48">
        <text:list-item>
          <text:p text:style-name="P288">/C distingue entre mayúsculas y minúsculas.</text:p>
        </text:list-item>
      </text:list>
      <text:p text:style-name="P59"/>
      <text:p text:style-name="P123">COPY</text:p>
      <text:p text:style-name="P59">Copia uno o más archivos en otra ubicación. Hay que incluir la ruta del archivo así como la ubicación final.</text:p>
      <text:p text:style-name="P59"/>
      <text:p text:style-name="P123">DATE</text:p>
      <text:p text:style-name="P59">Establece la fecha, para solo mostrar la fecha hemos de añadir el modificador /T</text:p>
      <text:p text:style-name="P59"/>
      <text:p text:style-name="P124">DEL / ERASE</text:p>
      <text:p text:style-name="P61">Elimina uno o más archivos Podemos emplear modificadores y comodines.</text:p>
      <text:list xml:id="list4067455572" text:style-name="L49">
        <text:list-item>
          <text:p text:style-name="P289">/<text:span text:style-name="T55">A:</text:span><text:span text:style-name="T36">nombreAtributo</text:span><text:span text:style-name="T55"> elimina archivos que contengan ese atributo</text:span></text:p>
        </text:list-item>
        <text:list-item>
          <text:p text:style-name="P289">/<text:span text:style-name="T55">A:-</text:span><text:span text:style-name="T36">nombreAtributo</text:span><text:span text:style-name="T55"> elimina archivos que no tengan ese atributo</text:span></text:p>
        </text:list-item>
        <text:list-item>
          <text:p text:style-name="P289">/<text:span text:style-name="T55">F borra archivos solo de lectura</text:span></text:p>
        </text:list-item>
        <text:list-item>
          <text:p text:style-name="P289">/<text:span text:style-name="T55">S elimina ficheros de todos los subdirectorios</text:span></text:p>
        </text:list-item>
      </text:list>
      <text:p text:style-name="P61"/>
      <text:p text:style-name="P125">DIR</text:p>
      <text:p text:style-name="P62">Muestra una lista de archivos y subdirectorios en un directorio. <text:span text:style-name="T56">Con el comando DIR/? Podemos ver las distintas opciones de ayuda.</text:span></text:p>
      <text:list xml:id="list2911484007" text:style-name="L50">
        <text:list-item>
          <text:p text:style-name="P290">/<text:span text:style-name="T56">A:(R, H, A ó S) Muestra solo las archivos con el atributo seleccionado.</text:span></text:p>
        </text:list-item>
        <text:list-item>
          <text:p text:style-name="P290">/<text:span text:style-name="T56">O:(N, E, S, D ó G) Lista los archivos según lo indicado.</text:span></text:p>
        </text:list-item>
        <text:list-item>
          <text:p text:style-name="P290">/<text:span text:style-name="T56">P Hace una pausa después de cada pantalla llena de informacion</text:span></text:p>
        </text:list-item>
        <text:list-item>
          <text:p text:style-name="P290">/<text:span text:style-name="T56">S Muestra los directorios y subdirectorios de la carpeta.</text:span></text:p>
        </text:list-item>
      </text:list>
      <text:p text:style-name="P62"/>
      <text:p text:style-name="P126">DOSKEY</text:p>
      <text:p text:style-name="P63">Edita lineas de comando,memoriza comandos de Windows y crea macros. Con las teclas de cursor podemos acceder a los comandos ejecutados anteriormente.</text:p>
      <text:list xml:id="list2941151646" text:style-name="L51">
        <text:list-item>
          <text:p text:style-name="P291">/HISTORY Nos muestra el historial de comandos usados.</text:p>
        </text:list-item>
      </text:list>
      <text:p text:style-name="P63"/>
      <text:p text:style-name="P127">ECHO</text:p>
      <text:p text:style-name="P64">Muestra mensajes y activa o desactiva el eco. Empleado para generar archivos empleando la redirección ( &gt; ) y la adición ( &gt;&gt; )</text:p>
      <text:p text:style-name="P64"/>
      <text:p text:style-name="P127">EXIT</text:p>
      <text:p text:style-name="P64">Sale de la consola de comandos.</text:p>
      <text:list xml:id="list65046000" text:style-name="L52">
        <text:list-item>
          <text:p text:style-name="P292">/B abandona el archivo de procesos por lotes actual</text:p>
        </text:list-item>
      </text:list>
      <text:p text:style-name="P64"/>
      <text:p text:style-name="P127"><text:soft-page-break/>FC</text:p>
      <text:p text:style-name="P64">Compara dos archivos o conjunto de estos y muestra sus diferencias.</text:p>
      <text:p text:style-name="P64"/>
      <text:p text:style-name="P127">FIND</text:p>
      <text:p text:style-name="P64">Busca una cadena de texto en uno o más archivos. LA cadena de texto debe de ir entre comillas seguida del archivo en el cual buscar.</text:p>
      <text:list xml:id="list982696639" text:style-name="L53">
        <text:list-item>
          <text:p text:style-name="P293">/V muestra las línea que no tienen la palabra buscada.</text:p>
        </text:list-item>
        <text:list-item>
          <text:p text:style-name="P293">/C cuenta el número de lineas en la cadena</text:p>
        </text:list-item>
        <text:list-item>
          <text:p text:style-name="P293">/<text:span text:style-name="T57">N muestra los números de línea donde aparece la cadena.</text:span></text:p>
        </text:list-item>
        <text:list-item>
          <text:p text:style-name="P293">/<text:span text:style-name="T57">I ignora mayúsculas y minúsculas.</text:span></text:p>
        </text:list-item>
      </text:list>
      <text:p text:style-name="P64"/>
      <text:p text:style-name="P128">FINDSTR</text:p>
      <text:p text:style-name="P65">Busca una o más cadenas de texto en archivos pudiendo usar expresiones regulares de búsqueda de patrones de texto.</text:p>
      <text:p text:style-name="P65"/>
      <text:p text:style-name="P128">FORMAT</text:p>
      <text:p text:style-name="P65">Permite dar formato a unidades de almacenamiento para usarlas con Windows.</text:p>
      <text:list xml:id="list205282690" text:style-name="L54">
        <text:list-item>
          <text:p text:style-name="P294">/Q realiza un formateo rápido.</text:p>
        </text:list-item>
      </text:list>
      <text:p text:style-name="P65"/>
      <text:p text:style-name="P128">GETMAC</text:p>
      <text:p text:style-name="P65">Muestra la dirección MAC del adaptador de red del equipo.</text:p>
      <text:p text:style-name="P65"/>
      <text:p text:style-name="P128">HELP</text:p>
      <text:p text:style-name="P65">Proporciona información de ayuda para los comandos de Windows.</text:p>
      <text:p text:style-name="P65"/>
      <text:p text:style-name="P128">LABEL</text:p>
      <text:p text:style-name="P65">Crea, cambia o elimina la la etiqueta del volumen de un disco.</text:p>
      <text:p text:style-name="P65"/>
      <text:p text:style-name="P129">MD / MKDIR</text:p>
      <text:p text:style-name="P66">Crea un directorio o carpeta.</text:p>
      <text:list xml:id="list3611395085" text:style-name="L55">
        <text:list-item>
          <text:p text:style-name="P295">MD <text:span text:style-name="T30">nombreArchivo</text:span> : crea el directorio <text:span text:style-name="T30">nombreArchivo</text:span></text:p>
        </text:list-item>
        <text:list-item>
          <text:p text:style-name="P295">MD A B C : Crea los directorios A, B y C al mismo nivel</text:p>
        </text:list-item>
        <text:list-item>
          <text:p text:style-name="P295">MD D\E\F : Crea los directorios D padre de E y este padre de F</text:p>
        </text:list-item>
      </text:list>
      <text:p text:style-name="P66"/>
      <text:p text:style-name="P129">MORE</text:p>
      <text:p text:style-name="P66">Muestra la información por pantalla.</text:p>
      <text:p text:style-name="P66"/>
      <text:p text:style-name="P129">MOVE</text:p>
      <text:p text:style-name="P66">Mueve uno o más archivos de un directorio a otro en la misma unidad.</text:p>
      <text:p text:style-name="P66"/>
      <text:p text:style-name="P129">MSINFO32</text:p>
      <text:p text:style-name="P66">Muestra los datos técnicos del equipo y sistema operativo.</text:p>
      <text:p text:style-name="P66"/>
      <text:p text:style-name="P130">NSLOOKUP</text:p>
      <text:p text:style-name="P67">Muestra conexión de los servidores DNS asignados a tu conexión de red</text:p>
      <text:p text:style-name="P67"/>
      <text:p text:style-name="P130">PATH</text:p>
      <text:p text:style-name="P67">Muestra o establece una ruta de búsqueda para archivos ejecutables.</text:p>
      <text:p text:style-name="P67"/>
      <text:p text:style-name="P130">PING</text:p>
      <text:p text:style-name="P68">Permite probar una conexión de red enviando y recibiendo un paquete de datos.</text:p>
      <text:p text:style-name="P68"/>
      <text:p text:style-name="P131"><text:soft-page-break/>PROMPT</text:p>
      <text:p text:style-name="P69">Cambia el símbolo de los comandos de Windows. El promt por defecto es $P$G. La longitud máxima del prompt de de 511 caracteres.</text:p>
      <text:p text:style-name="P69"/>
      <text:p text:style-name="P131">RD / RMDIR</text:p>
      <text:p text:style-name="P69">Elimina un directorio vacío. Se le pueden añadir los modificadores...</text:p>
      <text:list xml:id="list159388037" text:style-name="L56">
        <text:list-item>
          <text:p text:style-name="P296">/S elimina el directorio, los subdirectorios y archivos que tenga el directorio</text:p>
        </text:list-item>
        <text:list-item>
          <text:p text:style-name="P296">/Q no pide confirmación</text:p>
        </text:list-item>
      </text:list>
      <text:p text:style-name="P69"/>
      <text:p text:style-name="P131">REN / RENAME</text:p>
      <text:p text:style-name="P69">Cambia el nombre de uno o más archivos.</text:p>
      <text:p text:style-name="P69"/>
      <text:p text:style-name="P131">SHUTDOWN</text:p>
      <text:p text:style-name="P69">Permite al apagado, reinicio, suspensión e hibernación local o remoto de un equipo.</text:p>
      <text:p text:style-name="P69"/>
      <text:p text:style-name="P132">SORT</text:p>
      <text:p text:style-name="P70">Ordena los resultados de un comando seleccionado.</text:p>
      <text:p text:style-name="P70"/>
      <text:p text:style-name="P132">SYSTEMINFO</text:p>
      <text:p text:style-name="P70">Muestra las propiedades y la configuración del equipo</text:p>
      <text:p text:style-name="P69"/>
      <text:p text:style-name="P133">TIME</text:p>
      <text:p text:style-name="P71">Establece la hora del sistema. Solo la puede cambiar un administrador.</text:p>
      <text:list xml:id="list2053272899" text:style-name="L57">
        <text:list-item>
          <text:p text:style-name="P297">/T solo muestra la hora</text:p>
        </text:list-item>
      </text:list>
      <text:p text:style-name="P71"/>
      <text:p text:style-name="P133">TREE</text:p>
      <text:p text:style-name="P71">Muestra gráficamente la estructura de directorios de una unidad o ruta de acceso</text:p>
      <text:list xml:id="list2704389824" text:style-name="L58">
        <text:list-item>
          <text:p text:style-name="P298">/F Muestra también ficheros.</text:p>
        </text:list-item>
      </text:list>
      <text:p text:style-name="P71"/>
      <text:p text:style-name="P133">TYPE</text:p>
      <text:p text:style-name="P71">Muestra el contenido de un archivo de texto por pantalla.</text:p>
      <text:list xml:id="list2263398423" text:style-name="L59">
        <text:list-item>
          <text:p text:style-name="P299">Se pueden redireccionar o anexionar archivos </text:p>
        </text:list-item>
      </text:list>
      <text:p text:style-name="P71"/>
      <text:p text:style-name="P133">VER</text:p>
      <text:p text:style-name="P71">Nos muestra la versión del SO</text:p>
      <text:p text:style-name="P71"/>
      <text:p text:style-name="P133">XCOPY</text:p>
      <text:p text:style-name="P71">Permite copiar estructuras completas de directorios</text:p>
      <text:list xml:id="list1867079179" text:style-name="L60">
        <text:list-item>
          <text:p text:style-name="P300">/A copia archivos dejando atributos como están</text:p>
        </text:list-item>
        <text:list-item>
          <text:p text:style-name="P300">/<text:span text:style-name="T58">M copia archivos desactivando el atributo de los que se han copiado</text:span></text:p>
        </text:list-item>
        <text:list-item>
          <text:p text:style-name="P300">/<text:span text:style-name="T58">D:fecha Copia archivos desde la fecha indicada</text:span></text:p>
        </text:list-item>
        <text:list-item>
          <text:p text:style-name="P300">/<text:span text:style-name="T58">S copia archivos <text:s/>y directorios con la misma estructura sobre el destino, no copia directorios vacíos</text:span></text:p>
        </text:list-item>
        <text:list-item>
          <text:p text:style-name="P300">/<text:span text:style-name="T58">E Igual que /S pero incluye los directorios vacíos.</text:span></text:p>
        </text:list-item>
      </text:list>
      <text:p text:style-name="P71"/>
      <text:p text:style-name="P71"/>
      <text:p text:style-name="P69"/>
      <text:p text:style-name="P150">Redirección en MS-DOS/Windows</text:p>
      <text:p text:style-name="P151"/>
      <text:p text:style-name="P72">Genéricamente MS-DOS trabaja con cinco dispositivos diferentes, estos están gestionados por el núcleo del SO.</text:p>
      <text:list xml:id="list2820052160" text:style-name="L61">
        <text:list-item>
          <text:p text:style-name="P301">CON Teclado y monitor: son dispositivos unidireccionales.</text:p>
          <text:list>
            <text:list-item>
              <text:p text:style-name="P301">Teclado es de entrada</text:p>
            </text:list-item>
            <text:list-item>
              <text:p text:style-name="P301">Monitor de salida</text:p>
            </text:list-item>
          </text:list>
        </text:list-item>
        <text:list-item>
          <text:p text:style-name="P301">PRN: Puerto paralelo bidireccional que transmite informacion de bit en bit. Solían conectarse las impresoras.</text:p>
        </text:list-item>
        <text:list-item>
          <text:p text:style-name="P301">AUX: Puerto serie para conectar cualquier periférico</text:p>
        </text:list-item>
        <text:list-item>
          <text:p text:style-name="P301">NUL: <text:span text:style-name="T59">dispositivo nulo, Para enviar información a un sitio sin que quede reflejo de ello.</text:span></text:p>
        </text:list-item>
        <text:list-item>
          <text:p text:style-name="P302">CLOCK$: Reloj, se puede cambiar la hora.</text:p>
        </text:list-item>
      </text:list>
      <text:p text:style-name="P73"/>
      <text:p text:style-name="P134">Los operadores</text:p>
      <text:p text:style-name="P74">Varían la entrada, la salida o ambas de una orden.</text:p>
      <text:list xml:id="list3745130752" text:style-name="L62">
        <text:list-item>
          <text:p text:style-name="P303">&lt; : Redirección de entrada</text:p>
        </text:list-item>
        <text:list-item>
          <text:p text:style-name="P303">&gt; : Redirección de salida</text:p>
        </text:list-item>
        <text:list-item>
          <text:p text:style-name="P303">2&gt; : Redirección de salida de error</text:p>
        </text:list-item>
        <text:list-item>
          <text:p text:style-name="P303">&gt;&gt; : Redirección de salida a un fichero existente</text:p>
        </text:list-item>
        <text:list-item>
          <text:p text:style-name="P303">2&gt;&gt; : Redirección de salida de error a un fichero existente</text:p>
        </text:list-item>
        <text:list-item>
          <text:p text:style-name="P303">| : Redirección de salida de una orden a entrada de otra orden</text:p>
        </text:list-item>
      </text:list>
      <text:p text:style-name="P75">Para ejecutar más de un comando:</text:p>
      <text:list xml:id="list1612308930" text:style-name="L63">
        <text:list-item>
          <text:p text:style-name="P304">&amp; : Ejecuta el comando A y el B</text:p>
        </text:list-item>
        <text:list-item>
          <text:p text:style-name="P304">&amp;&amp; : Ejecuta el comando A y si es correcto el B</text:p>
        </text:list-item>
        <text:list-item>
          <text:p text:style-name="P304">|| : Ejecuta el comando A y si no es correcto el B</text:p>
        </text:list-item>
        <text:list-item>
          <text:p text:style-name="P304">&amp;&amp;|| : Ejecuta el comando A y si es correcto ejecuta el B, si no lo es, el C</text:p>
        </text:list-item>
      </text:list>
      <text:p text:style-name="P75"/>
      <text:p text:style-name="P135">Filtros de MS-DOS</text:p>
      <text:p text:style-name="P75">Estos comandos se denominan filtros ya que reciben una entrada, la filtran y devuelven una salida.</text:p>
      <text:list xml:id="list531488395" text:style-name="L64">
        <text:list-item>
          <text:p text:style-name="P305">MORE: <text:span text:style-name="T77">Devuelve un conjunto de caracteres organizados en filas insertando una pausa cada 23 lineas.</text:span></text:p>
        </text:list-item>
        <text:list-item>
          <text:p text:style-name="P306">SORT: Devuelve un conjunto de caracteres organizados en filas ordenados alfabéticamente. Admite dos modificadores.</text:p>
          <text:list>
            <text:list-item>
              <text:p text:style-name="P306">/R : Ordena inversamente.</text:p>
            </text:list-item>
            <text:list-item>
              <text:p text:style-name="P306">/+n(numero) : Indica el carácter por el cual se comparte cada fila.</text:p>
            </text:list-item>
          </text:list>
        </text:list-item>
        <text:list-item>
          <text:p text:style-name="P327"><text:span text:style-name="T9">FIND: </text:span><text:span text:style-name="T10">Devuelve un conjunto de caracteres que contengan una cadena determinada. La cadena debe de estar entrecomillada después de la orden.</text:span></text:p>
          <text:list>
            <text:list-item>
              <text:p text:style-name="P327"><text:span text:style-name="T10">/</text:span><text:span text:style-name="T11">I : No hay distinción entre mayúsculas y minúsculas</text:span></text:p>
            </text:list-item>
            <text:list-item>
              <text:p text:style-name="P307">/N Añade el número de línea</text:p>
            </text:list-item>
            <text:list-item>
              <text:p text:style-name="P307">/V Muestra las líneas que no coinciden con la cadena</text:p>
            </text:list-item>
            <text:list-item>
              <text:p text:style-name="P307">/C Indica con un número cuantas lineas tienen la cadena especificada.</text:p>
            </text:list-item>
          </text:list>
        </text:list-item>
      </text:list>
      <text:p text:style-name="P77"/>
      <text:p text:style-name="P152">Variables de entorno en</text:p>
      <text:p text:style-name="P153">MS-DOS/Windows</text:p>
      <text:p text:style-name="P76"/>
      <text:p text:style-name="P78">Son un mecanismo del SO para guardar informacion. Esta es usada por el SO y los programas. Las variables de entorno permiten acceder a archivos y funciones comunes para el sistema desde cualquier lugar.</text:p>
      <text:p text:style-name="P78">Windows incluye algunas variables predeterminadas.</text:p>
      <text:list xml:id="list580187724" text:style-name="L65">
        <text:list-item>
          <text:p text:style-name="P308">El comando SET muestra todas las variables del entorno actuales con sus valores.</text:p>
        </text:list-item>
      </text:list>
      <text:p text:style-name="P78"/>
      <text:p text:style-name="P103">Crear variables de entorno</text:p>
      <text:p text:style-name="P136">En entorno gráfico</text:p>
      <text:list xml:id="list1936272133" text:style-name="L66">
        <text:list-item>
          <text:p text:style-name="P309">Mi PC → Propiedades → Opciones avanzadas → Variables de entorno → Variables de entorno para usuario → Nuevo</text:p>
        </text:list-item>
        <text:list-item>
          <text:p text:style-name="P309">Introducimos el nombre de la variable y en “valor” indicamos la ruta</text:p>
        </text:list-item>
      </text:list>
      <text:p text:style-name="P79"/>
      <text:p text:style-name="P137">En consola de comandos</text:p>
      <text:list xml:id="list1285306948" text:style-name="L67">
        <text:list-item>
          <text:p text:style-name="P310">Para crear la variable usamos SETX : SETX nombreVariable nombreValor</text:p>
        </text:list-item>
      </text:list>
      <text:p text:style-name="P79"/>
      <text:p text:style-name="P79">Para conocer el valor de una variable podemos escribirlas en la consola de comandos, otras veces en necesario colocar el comando ECHO antes de la variable.</text:p>
      <text:p text:style-name="P79">Algunas variables no almacenan un valor fijo, estas se evalúan al pedir su valor.</text:p>
      <text:p text:style-name="P79"/>
      <text:p text:style-name="P104">El comando SET</text:p>
      <text:p text:style-name="P80">Muestra, establece o quita las variables del entorno CMD. Los cambios de variables solo afectan a la consola actual.</text:p>
      <text:list xml:id="list2603563732" text:style-name="L68">
        <text:list-item>
          <text:p text:style-name="P311">Si lo escribimos sin parámetros se ven las variables de entorno actuales.</text:p>
        </text:list-item>
        <text:list-item>
          <text:p text:style-name="P311">No permite el uso del símbolo =</text:p>
        </text:list-item>
        <text:list-item>
          <text:p text:style-name="P311">Puede usar dos modificadores…</text:p>
          <text:list>
            <text:list-item>
              <text:p text:style-name="P311">/A : La cadena a l<text:span text:style-name="T79">a</text:span> derecha del símbolo = es una cadena numérica.</text:p>
            </text:list-item>
            <text:list-item>
              <text:p text:style-name="P311">/P : Introduce el valor de la cadena en el prompt</text:p>
            </text:list-item>
          </text:list>
        </text:list-item>
        <text:list-item>
          <text:p text:style-name="P311">Es compatible con algunas operaciones <text:span text:style-name="T78">(modificador /A)</text:span></text:p>
          <text:list>
            <text:list-item>
              <text:p text:style-name="P312">( ) : Agrupar expresión</text:p>
            </text:list-item>
            <text:list-item>
              <text:p text:style-name="P312">! : Operadores unarios</text:p>
            </text:list-item>
            <text:list-item>
              <text:p text:style-name="P312">+, -, *, /, % : Operadores aritméticos</text:p>
            </text:list-item>
          </text:list>
        </text:list-item>
      </text:list>
      <text:p text:style-name="P81"/>
      <text:p text:style-name="P155">Números aleatorios (RANDOM) en</text:p>
      <text:p text:style-name="P154">MS-DOS/Windows</text:p>
      <text:p text:style-name="P154"/>
      <text:p text:style-name="P82">El entorno de comando tiene una variable de entorno llamada %RAMDOM% que genera números aleatorios entre el 0 y 32767</text:p>
      <text:p text:style-name="P82">Mediante una operación aritmética y empleando el comando SET /A podemos obtener el rango que necesitemos.</text:p>
      <text:p text:style-name="P82"/>
      <text:p text:style-name="P138"><text:span text:style-name="T80">Ejemplo p</text:span>ara obtener un número entre 1 y 10</text:p>
      <text:p text:style-name="P82"/>
      <text:p text:style-name="P146">@ECHO OFF</text:p>
      <text:p text:style-name="P146">SET /A RAND=(%RANDOM%*10/32768)+1</text:p>
      <text:p text:style-name="P146">ECHO %RAND%</text:p>
      <text:p text:style-name="P146">SET /A RAND=%RANDOM% %%10+1</text:p>
      <text:p text:style-name="P146">ECHO %RAND%</text:p>
      <text:p text:style-name="P146"/>
      <text:p text:style-name="P158"/>
      <text:p text:style-name="P156">Programación BATCH</text:p>
      <text:p text:style-name="P156">Procesamiento por lotes</text:p>
      <text:p text:style-name="P157"/>
      <text:p text:style-name="P83">La programación batch se define como archivos de texto sin formato guardados con la extensión .bat que contienen un conjunto de comandos MS-DOS.</text:p>
      <text:p text:style-name="P83">Batch no es un lenguaje de programación.</text:p>
      <text:p text:style-name="P83">Al ejecutar el archivo los comandos contenidos se ejecutan en grupo de forma secuencial.</text:p>
      <text:p text:style-name="P83">Esto permite automatizar tareas . Cualquier comando de MS-DOS puede ser usado.</text:p>
      <text:p text:style-name="P83">Maneras de ejecutar batch:</text:p>
      <text:list xml:id="list2501418892" text:style-name="L69">
        <text:list-item>
          <text:p text:style-name="P313">Desde el interprete de comandos, escribiendo el comando</text:p>
        </text:list-item>
        <text:list-item>
          <text:p text:style-name="P313">Creando un archivo en el bloc de notas con la extensión .bat y luego ejecutarlo.</text:p>
        </text:list-item>
      </text:list>
      <text:p text:style-name="P83"/>
      <text:p text:style-name="P139">Algunos comandos en BATCH</text:p>
      <text:list xml:id="list635406592" text:style-name="L70">
        <text:list-item>
          <text:p text:style-name="P314">ECHO: Imprime un texto por pantalla</text:p>
        </text:list-item>
        <text:list-item>
          <text:p text:style-name="P314">@ECHO OFF: Elimina el eco, la repetición de la ruta en la que nos encontramos por pantalla</text:p>
        </text:list-item>
        <text:list-item>
          <text:p text:style-name="P314">ECHO<text:span text:style-name="T81">. </text:span>: Sirve para hacer un salto de linea.</text:p>
        </text:list-item>
        <text:list-item>
          <text:p text:style-name="P314">PAUSE: Hace una pausa en el código y muestra el texto de “Pulsar una tecla…”</text:p>
        </text:list-item>
        <text:list-item>
          <text:p text:style-name="P314">PAUSE &gt; NULL: No aparece texto de “Pulsar una tecla para continuar...”</text:p>
        </text:list-item>
        <text:list-item>
          <text:p text:style-name="P314">EXIT: cierra la ventana de comandos.</text:p>
        </text:list-item>
        <text:list-item>
          <text:p text:style-name="P314">CLS: Borra el contenido de la pantalla</text:p>
        </text:list-item>
        <text:list-item>
          <text:p text:style-name="P314">COLOR AB: Nos permite cambiar el color de la pantalla A es el color de fondo y B el color de las letras.</text:p>
        </text:list-item>
      </text:list>
      <text:p text:style-name="P84"/>
      <text:p text:style-name="P140">Teminar procesos</text:p>
      <text:p text:style-name="P85">Desde el administrador de tareas, en el entorno gráfico, podemos finalizar la ejecución de los procesos que esta ejecutando nuestro PC. Desde la consola de comandos podemos usar </text:p>
      <text:list xml:id="list2275893827" text:style-name="L71">
        <text:list-item>
          <text:p text:style-name="P315">TASKLIST para ver los comandos en ejecución </text:p>
        </text:list-item>
        <text:list-item>
          <text:p text:style-name="P315">TASKKILL para finalizar la ejecución del proceso que deseemos.</text:p>
          <text:list>
            <text:list-item>
              <text:p text:style-name="P315">Este comando no funciona en todas las versiones de MS-DOS</text:p>
            </text:list-item>
            <text:list-item>
              <text:p text:style-name="P315">El parámetro /F fuerza el término del proceso</text:p>
            </text:list-item>
          </text:list>
        </text:list-item>
      </text:list>
      <text:p text:style-name="P85"/>
      <text:p text:style-name="P141">Iniciar procesos</text:p>
      <text:p text:style-name="P86">Usamos el comando START seguido del nombre del proceso.exe</text:p>
      <text:p text:style-name="P86"/>
      <text:p text:style-name="P141">Definición de variables</text:p>
      <text:p text:style-name="P87">Para crear una usamos el comando:</text:p>
      <text:list xml:id="list300452351" text:style-name="L72">
        <text:list-item>
          <text:p text:style-name="P328"><text:span text:style-name="T12">SET </text:span><text:span text:style-name="T18">nombreVariable</text:span><text:span text:style-name="T12">=</text:span><text:span text:style-name="T18">valorVariable</text:span><text:span text:style-name="T12">. </text:span></text:p>
        </text:list-item>
      </text:list>
      <text:p text:style-name="P198"><text:span text:style-name="T12">Para llamar a esa variable hemos de colocar el </text:span><text:span text:style-name="T18">nombreVariable</text:span><text:span text:style-name="T12"> entre símbolos % para mostrar su valor.</text:span></text:p>
      <text:p text:style-name="P87"/>
      <text:p text:style-name="P87">Si queremos dar un nuevo valor a esa variable </text:p>
      <text:list xml:id="list1946645667" text:style-name="L73">
        <text:list-item>
          <text:p text:style-name="P329"><text:span text:style-name="T12">SET </text:span><text:span text:style-name="T18">nombreVariable</text:span><text:span text:style-name="T12">=</text:span><text:span text:style-name="T18">nuevoValorVariable</text:span><text:span text:style-name="T12">.</text:span></text:p>
        </text:list-item>
      </text:list>
      <text:p text:style-name="P87"/>
      <text:p text:style-name="P87">Para que la variable sea dinámica y que el usuario decida el valor de la variable debemos añadir el modificador /P: </text:p>
      <text:list xml:id="list3906662488" text:style-name="L74">
        <text:list-item>
          <text:p text:style-name="P330"><text:span text:style-name="T12">SET /</text:span><text:span text:style-name="T13">P </text:span><text:span text:style-name="T18">nombreVariable</text:span><text:span text:style-name="T12">=</text:span><text:span text:style-name="T19">mensajeSobreAlgo</text:span><text:span text:style-name="T12">.</text:span></text:p>
        </text:list-item>
      </text:list>
      <text:p text:style-name="P87"/>
      <text:p text:style-name="P88">Una variable puede ser el resultado de una operación aritmética.</text:p>
      <text:p text:style-name="P88"/>
      <text:p text:style-name="P142">Uso de etiquetas</text:p>
      <text:p text:style-name="P89">Mediante el uso de etiquetas y la función GOTO podemos volver a ejecutar ordenes anteriores o saltarnos ordenes precedentes.</text:p>
      <text:p text:style-name="P89">Mediante el uso de los dos puntos ( : ) seguido de el <text:span text:style-name="T30">nombre de la etiqueta</text:span> la creamos.</text:p>
      <text:p text:style-name="P89">El comando GOTO seguido del <text:span text:style-name="T30">nombre de la etiqueta</text:span> nos permite saltar a esta.</text:p>
      <text:p text:style-name="P89"/>
      <text:p text:style-name="P143">Estructura condicional IF</text:p>
      <text:p text:style-name="P90">Este comando se encarga de comparar cadenas de texto, números, archivos, ficheros y directorios para saber si existen.</text:p>
      <text:list xml:id="list1177774124" text:style-name="L75">
        <text:list-item>
          <text:p text:style-name="P317">IF %CADENA1%==%CADENA2% <text:span text:style-name="T30">ordena ejecutar</text:span></text:p>
        </text:list-item>
        <text:list-item>
          <text:p text:style-name="P317">Después de IF se puede incluir NOT para ver si no son iguales</text:p>
        </text:list-item>
        <text:list-item>
          <text:p text:style-name="P317">Después de IF se puede incluir EXIST <text:span text:style-name="T30">archivo ordenAejecutar</text:span> para ver que existe.</text:p>
        </text:list-item>
        <text:list-item>
          <text:p text:style-name="P317">Para saber si una variable está definida usar IF DEFINED v<text:span text:style-name="T30">ariable ordenAejecutar.</text:span></text:p>
        </text:list-item>
        <text:list-item>
          <text:p text:style-name="P324">Parar realizar comparaciones tipo aritmético existen comparadores</text:p>
          <text:list>
            <text:list-item>
              <text:p text:style-name="P318">EQU si los números son iguales</text:p>
            </text:list-item>
            <text:list-item>
              <text:p text:style-name="P318">NEQ si los números son diferentes</text:p>
            </text:list-item>
            <text:list-item>
              <text:p text:style-name="P318">LSS si el número es menor</text:p>
            </text:list-item>
            <text:list-item>
              <text:p text:style-name="P318">LEQ <text:s/>si el número es menor o igual</text:p>
            </text:list-item>
            <text:list-item>
              <text:p text:style-name="P318">GTR <text:s/>si el número es mayor</text:p>
            </text:list-item>
            <text:list-item>
              <text:p text:style-name="P318">GEQ <text:s/>si el número es mayor o igual</text:p>
            </text:list-item>
          </text:list>
        </text:list-item>
        <text:list-item>
          <text:p text:style-name="P318">En caso de que la comparación sea falsa podemos usar la estructura ELSE que nos ofrece la posibilidad de que se ejecuten uno o varios comandos.</text:p>
        </text:list-item>
      </text:list>
      <text:p text:style-name="P91"/>
      <text:p text:style-name="P144">Estructura condicional CHOICE</text:p>
      <text:p text:style-name="P92">Permite crear una entrada de datos para poder elegir una opción <text:span text:style-name="T82">(escoger una letra)</text:span></text:p>
      <text:list xml:id="list1998671772" text:style-name="L76">
        <text:list-item>
          <text:p text:style-name="P319">El modificador /M especificar el texto que aparece antes de la entrada de datos</text:p>
        </text:list-item>
        <text:list-item>
          <text:p text:style-name="P319">El modificador /C especifica las letras que indicarán las pociones del usuario.</text:p>
        </text:list-item>
        <text:list-item>
          <text:p text:style-name="P319">Para las opciones de CHOICE se utiliza la variable de entorno ERRORLEVEL seguido de EQU y un número (enpezar por 1) para cada una de las opciones.</text:p>
        </text:list-item>
      </text:list>
      <text:p text:style-name="P93"/>
      <text:p text:style-name="P145">Crear menús</text:p>
      <text:p text:style-name="P94"><text:span text:style-name="T83">E</text:span>stos menús hacen mas agradable el uso del programa.</text:p>
      <text:list xml:id="list469410154" text:style-name="L77">
        <text:list-item>
          <text:p text:style-name="P320">Empezamos indicando las instrucciones en pantalla mediante el comando ECHO</text:p>
        </text:list-item>
        <text:list-item>
          <text:p text:style-name="P332"><text:span text:style-name="T14">L</text:span><text:span text:style-name="T5">uego creamos las variables donde se almacenarán la opción seleccionada,estas variables nos llevarán a una etiqueta mediante el comando GOTO</text:span></text:p>
        </text:list-item>
        <text:list-item>
          <text:p text:style-name="P321">En cada etiqueta indicamos lo que queremos que la opción haga.</text:p>
        </text:list-item>
      </text:list>
      <text:p text:style-name="P94"/>
      <text:p text:style-name="P93"/>
      <text:p text:style-name="P8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4T09:46:15.695855237</meta:creation-date>
    <dc:date>2024-02-16T10:21:46.227848589</dc:date>
    <meta:editing-duration>PT5H9S</meta:editing-duration>
    <meta:editing-cycles>73</meta:editing-cycles>
    <meta:generator>LibreOffice/7.3.7.2$Linux_X86_64 LibreOffice_project/30$Build-2</meta:generator>
    <meta:document-statistic meta:table-count="0" meta:image-count="0" meta:object-count="0" meta:page-count="18" meta:paragraph-count="557" meta:word-count="5782" meta:character-count="34064" meta:non-whitespace-character-count="29101"/>
  </office:meta>
</office:document-meta>
</file>